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5E0000005E7F0C5E7C.png"/>
  <manifest:file-entry manifest:media-type="image/png" manifest:full-path="Pictures/10000000000000200000002000309F1C.png"/>
  <manifest:file-entry manifest:media-type="text/xml" manifest:full-path="Basic/Standard/SMARTGenAutomation.xml"/>
  <manifest:file-entry manifest:media-type="text/xml"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fill="solid" draw:fill-color="#ffffff" draw:textarea-horizontal-align="right" draw:textarea-vertical-align="top" draw:shadow="visible"/>
    </style:style>
    <style:style style:name="gr2" style:family="graphic" style:parent-style-name="_5f_TITLE_5f_BLOCK">
      <style:graphic-properties fo:min-height="1.182cm"/>
    </style:style>
    <style:style style:name="gr3" style:family="graphic" style:parent-style-name="_5f_TRANSITION">
      <style:graphic-properties draw:marker-end="Arrow" draw:textarea-horizontal-align="center" draw:textarea-vertical-align="bottom"/>
    </style:style>
    <style:style style:name="gr4" style:family="graphic" style:parent-style-name="standard">
      <style:graphic-properties draw:stroke="none" svg:stroke-color="#000000" draw:fill="solid" draw:fill-color="#ffffff" fo:min-height="18.25cm" draw:shadow="hidden"/>
    </style:style>
    <style:style style:name="gr5" style:family="graphic" style:parent-style-name="_5f_CLASS">
      <style:graphic-properties fo:min-height="0cm" fo:min-width="0cm"/>
    </style:style>
    <style:style style:name="gr6" style:family="graphic" style:parent-style-name="_5f_TRANSITION">
      <style:graphic-properties draw:marker-end="Arrow" draw:textarea-vertical-align="middle"/>
    </style:style>
    <style:style style:name="gr7" style:family="graphic" style:parent-style-name="_5f_TRANSITION">
      <style:graphic-properties draw:marker-end="Arrow" draw:textarea-vertical-align="bottom"/>
    </style:style>
    <style:style style:name="gr8" style:family="graphic" style:parent-style-name="_5f_LOCAL_5f_VARIABLE_5f_BLOCK">
      <style:graphic-properties draw:fill-color="#ffffcc"/>
    </style:style>
    <style:style style:name="gr9" style:family="graphic" style:parent-style-name="_5f_CLASS">
      <style:graphic-properties draw:auto-grow-height="true" fo:min-height="0cm" fo:min-width="0cm"/>
    </style:style>
    <style:style style:name="gr10" style:family="graphic" style:parent-style-name="_5f_TRANSITION">
      <style:graphic-properties draw:marker-end="Arrow" draw:textarea-vertical-align="middle" fo:padding-top="0.508cm"/>
    </style:style>
    <style:style style:name="gr11" style:family="graphic" style:parent-style-name="_5f_TRANSITION">
      <style:graphic-properties draw:marker-end="Arrow" draw:textarea-vertical-align="top" fo:padding-top="-0.508cm"/>
    </style:style>
    <style:style style:name="gr12" style:family="graphic" style:parent-style-name="_5f_TRANSITION">
      <style:graphic-properties draw:marker-end="Arrow" draw:textarea-vertical-align="top" fo:padding-top="-0.508cm" fo:padding-bottom="0cm"/>
    </style:style>
    <style:style style:name="gr13" style:family="graphic" style:parent-style-name="_5f_TRANSITION">
      <style:graphic-properties draw:marker-end="Arrow" draw:textarea-vertical-align="middle" fo:padding-top="0cm"/>
    </style:style>
    <style:style style:name="gr14" style:family="graphic" style:parent-style-name="_5f_CLASS">
      <style:graphic-properties fo:min-height="0cm" fo:min-width="0cm"/>
    </style:style>
    <style:style style:name="gr15" style:family="graphic" style:parent-style-name="_5f_TRANSITION">
      <style:graphic-properties draw:marker-end="Arrow" draw:textarea-horizontal-align="center" draw:textarea-vertical-align="bottom"/>
    </style:style>
    <style:style style:name="gr16" style:family="graphic" style:parent-style-name="_5f_TRANSITION">
      <style:graphic-properties draw:marker-end="Arrow" draw:textarea-vertical-align="bottom" fo:padding-bottom="0.508cm"/>
    </style:style>
    <style:style style:name="gr17" style:family="graphic" style:parent-style-name="_5f_TRANSITION">
      <style:graphic-properties draw:marker-end="Arrow" draw:textarea-vertical-align="bottom" fo:padding-top="0cm" fo:padding-bottom="-0.508cm"/>
    </style:style>
    <style:style style:name="gr18" style:family="graphic" style:parent-style-name="_5f_TRANSITION">
      <style:graphic-properties draw:marker-end="Arrow" draw:textarea-horizontal-align="left" draw:textarea-vertical-align="bottom" fo:padding-top="0cm" fo:padding-bottom="-0.508cm"/>
    </style:style>
    <style:style style:name="gr19" style:family="graphic" style:parent-style-name="_5f_TITLE_5f_BLOCK">
      <style:graphic-properties fo:min-height="1.212cm"/>
    </style:style>
    <style:style style:name="gr20" style:family="graphic" style:parent-style-name="_5f_CLASS">
      <style:graphic-properties draw:auto-grow-height="true" fo:min-height="0cm" fo:min-width="0cm" fo:wrap-option="wrap"/>
    </style:style>
    <style:style style:name="gr21" style:family="graphic" style:parent-style-name="_5f_TRANSITION">
      <style:graphic-properties draw:marker-end="Arrow" draw:textarea-horizontal-align="left" draw:textarea-vertical-align="bottom" fo:padding-left="0.508cm"/>
    </style:style>
    <style:style style:name="gr22" style:family="graphic" style:parent-style-name="_5f_TRANSITION">
      <style:graphic-properties draw:marker-end="Arrow" draw:textarea-vertical-align="bottom" fo:padding-top="0cm"/>
    </style:style>
    <style:style style:name="gr23" style:family="graphic" style:parent-style-name="_5f_TRANSITION">
      <style:graphic-properties draw:marker-end="Arrow" draw:textarea-horizontal-align="center" draw:textarea-vertical-align="bottom" fo:padding-right="0cm"/>
    </style:style>
    <style:style style:name="gr24" style:family="graphic" style:parent-style-name="_5f_TRANSITION">
      <style:graphic-properties draw:marker-end="Arrow" draw:textarea-vertical-align="middle" fo:padding-top="-1.524cm"/>
    </style:style>
    <style:style style:name="gr25" style:family="graphic" style:parent-style-name="_5f_TRANSITION">
      <style:graphic-properties draw:marker-end="Arrow" draw:textarea-horizontal-align="center" draw:textarea-vertical-align="top" fo:padding-top="-0.406cm"/>
    </style:style>
    <style:style style:name="gr26" style:family="graphic" style:parent-style-name="_5f_TRANSITION">
      <style:graphic-properties draw:marker-end="Arrow" draw:textarea-vertical-align="bottom" fo:padding-top="0cm" fo:padding-bottom="0.305cm"/>
    </style:style>
    <style:style style:name="gr27" style:family="graphic" style:parent-style-name="_5f_TRANSITION">
      <style:graphic-properties draw:marker-end="Arrow" draw:textarea-vertical-align="top" fo:padding-top="-0.406cm"/>
    </style:style>
    <style:style style:name="gr28" style:family="graphic" style:parent-style-name="_5f_TRANSITION">
      <style:graphic-properties draw:marker-end="Arrow" draw:textarea-horizontal-align="center" draw:textarea-vertical-align="middle"/>
    </style:style>
    <style:style style:name="gr29" style:family="graphic" style:parent-style-name="_5f_TRANSITION">
      <style:graphic-properties draw:marker-end="Arrow" draw:textarea-horizontal-align="center" draw:textarea-vertical-align="top" fo:padding-top="-0.508cm"/>
    </style:style>
    <style:style style:name="gr30" style:family="graphic" style:parent-style-name="_5f_TRANSITION">
      <style:graphic-properties draw:marker-end="Arrow" draw:textarea-horizontal-align="right" draw:textarea-vertical-align="middle" fo:padding-top="0.762cm" fo:padding-bottom="0cm" fo:padding-left="0cm" fo:padding-right="-0.508cm"/>
    </style:style>
    <style:style style:name="gr31" style:family="graphic" style:parent-style-name="_5f_TRANSITION">
      <style:graphic-properties draw:marker-end="Arrow" draw:textarea-horizontal-align="center" draw:textarea-vertical-align="bottom" fo:padding-bottom="0.914cm"/>
    </style:style>
    <style:style style:name="gr32" style:family="graphic" style:parent-style-name="_5f_TRANSITION">
      <style:graphic-properties draw:marker-end="Arrow" draw:textarea-horizontal-align="center" draw:textarea-vertical-align="bottom" fo:padding-top="-0.356cm" fo:padding-bottom="0cm"/>
    </style:style>
    <style:style style:name="gr33" style:family="graphic" style:parent-style-name="_5f_TRANSITION">
      <style:graphic-properties draw:marker-end="Arrow" draw:textarea-horizontal-align="center" draw:textarea-vertical-align="middle" fo:padding-top="-0.508cm" fo:padding-left="0cm" fo:padding-right="0cm"/>
    </style:style>
    <style:style style:name="gr34" style:family="graphic" style:parent-style-name="_5f_TRANSITION">
      <style:graphic-properties draw:marker-end="Arrow" draw:textarea-horizontal-align="center" draw:textarea-vertical-align="bottom" fo:padding-top="0cm" fo:padding-bottom="2.286cm" fo:padding-left="0cm" fo:padding-right="0cm"/>
    </style:style>
    <style:style style:name="gr35" style:family="graphic" style:parent-style-name="_5f_TRANSITION">
      <style:graphic-properties draw:marker-end="Arrow" draw:textarea-vertical-align="middle" fo:padding-bottom="3.048cm"/>
    </style:style>
    <style:style style:name="gr36" style:family="graphic" style:parent-style-name="_5f_TRANSITION">
      <style:graphic-properties draw:marker-end="Arrow" draw:textarea-vertical-align="bottom" fo:padding-bottom="0cm"/>
    </style:style>
    <style:style style:name="gr37" style:family="graphic" style:parent-style-name="_5f_TRANSITION">
      <style:graphic-properties draw:marker-end="Arrow" draw:textarea-horizontal-align="left" draw:textarea-vertical-align="middle" fo:padding-top="0cm" fo:padding-left="-1.27cm"/>
    </style:style>
    <style:style style:name="gr38" style:family="graphic" style:parent-style-name="_5f_TRANSITION">
      <style:graphic-properties draw:marker-end="Arrow" draw:textarea-horizontal-align="left" draw:textarea-vertical-align="middle" fo:padding-left="-1.27cm"/>
    </style:style>
    <style:style style:name="gr39" style:family="graphic" style:parent-style-name="_5f_TRANSITION">
      <style:graphic-properties draw:marker-end="Arrow" draw:textarea-vertical-align="middle" fo:padding-bottom="0cm"/>
    </style:style>
    <style:style style:name="gr40" style:family="graphic" style:parent-style-name="_5f_TRANSITION">
      <style:graphic-properties draw:marker-end="Arrow" draw:textarea-vertical-align="top"/>
    </style:style>
    <style:style style:name="gr41" style:family="graphic" style:parent-style-name="_5f_TRANSITION">
      <style:graphic-properties draw:marker-end="Arrow" draw:textarea-vertical-align="middle" fo:padding-top="-1.016cm"/>
    </style:style>
    <style:style style:name="gr42" style:family="graphic" style:parent-style-name="_5f_TRANSITION">
      <style:graphic-properties draw:marker-end="Arrow" draw:textarea-vertical-align="middle" fo:padding-top="1.016cm"/>
    </style:style>
    <style:style style:name="gr43" style:family="graphic" style:parent-style-name="_5f_TRANSITION">
      <style:graphic-properties draw:marker-end="Arrow" draw:textarea-vertical-align="top" fo:padding-top="0.152cm"/>
    </style:style>
    <style:style style:name="gr44" style:family="graphic" style:parent-style-name="_5f_TRANSITION">
      <style:graphic-properties draw:marker-end="Arrow" draw:textarea-vertical-align="bottom" fo:padding-bottom="0.152cm"/>
    </style:style>
    <style:style style:name="gr45" style:family="graphic" style:parent-style-name="_5f_TRANSITION">
      <style:graphic-properties draw:marker-end="Arrow" draw:textarea-vertical-align="middle" fo:padding-top="0cm" fo:padding-bottom="0cm"/>
    </style:style>
    <style:style style:name="gr46" style:family="graphic" style:parent-style-name="_5f_TRANSITION">
      <style:graphic-properties draw:marker-end="Arrow" draw:textarea-horizontal-align="left" draw:textarea-vertical-align="bottom" fo:padding-left="1.27cm"/>
    </style:style>
    <style:style style:name="gr47" style:family="graphic" style:parent-style-name="_5f_TRANSITION">
      <style:graphic-properties draw:marker-end="Arrow" draw:textarea-vertical-align="bottom" fo:padding-bottom="-0.508cm"/>
    </style:style>
    <style:style style:name="gr48" style:family="graphic" style:parent-style-name="_5f_TRANSITION">
      <style:graphic-properties draw:marker-end="Arrow" draw:textarea-vertical-align="middle" fo:padding-top="-2.032cm"/>
    </style:style>
    <style:style style:name="gr49" style:family="graphic" style:parent-style-name="_5f_TRANSITION">
      <style:graphic-properties draw:marker-end="Arrow" draw:textarea-vertical-align="top" fo:padding-top="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3000001907349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7.2999992370605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autospace="none"/>
    </style:style>
    <style:style style:name="P7" style:family="paragraph">
      <style:paragraph-properties fo:margin-left="0cm" fo:margin-right="0cm" fo:line-height="150%" fo:text-align="center" fo:text-indent="0cm"/>
      <style:text-properties fo:font-family="'Berlin Sans FB Demi'" style:font-family-generic="swiss" style:font-pitch="variable" fo:font-size="13.3999996185303pt"/>
    </style:style>
    <style:style style:name="P8" style:family="paragraph">
      <style:paragraph-properties fo:margin-left="0cm" fo:margin-right="0cm" fo:text-align="end" fo:text-indent="0cm"/>
    </style:style>
    <style:style style:name="P9" style:family="paragraph">
      <style:paragraph-properties fo:margin-left="0cm" fo:margin-right="0cm" fo:text-align="end" fo:text-indent="0cm"/>
      <style:text-properties fo:font-size="27.2999992370605pt"/>
    </style:style>
    <style:style style:name="P10" style:family="paragraph">
      <style:paragraph-properties fo:margin-left="0cm" fo:margin-right="0cm" fo:text-indent="0cm"/>
      <style:text-properties fo:font-size="5.59999990463257pt"/>
    </style:style>
    <style:style style:name="P11" style:family="paragraph">
      <style:paragraph-properties fo:margin-left="0cm" fo:margin-right="0cm" fo:text-indent="0cm"/>
      <style:text-properties fo:font-size="8.60000038146973pt"/>
    </style:style>
    <style:style style:name="P12" style:family="paragraph">
      <style:paragraph-properties fo:margin-left="0cm" fo:margin-right="0cm" fo:text-indent="0cm"/>
      <style:text-properties fo:font-size="28pt"/>
    </style:style>
    <style:style style:name="T1" style:family="text">
      <style:text-properties fo:font-size="12.3000001907349pt"/>
    </style:style>
    <style:style style:name="T2" style:family="text">
      <style:text-properties fo:font-size="27.2999992370605pt"/>
    </style:style>
    <style:style style:name="T3" style:family="text">
      <style:text-properties fo:color="#0047ff" style:text-outline="true" fo:font-family="'Imprint MT Shadow'" style:font-family-generic="decorative" style:font-pitch="variable" fo:font-size="88pt" fo:font-style="italic" style:font-size-asian="18pt" style:font-size-complex="18pt" style:font-relief="engraved"/>
    </style:style>
    <style:style style:name="T4" style:family="text">
      <style:text-properties fo:color="#0047ff" style:text-outline="true" fo:font-family="'Imprint MT Shadow'" style:font-family-generic="decorative" style:font-pitch="variable" fo:font-size="88pt" style:font-relief="engraved"/>
    </style:style>
    <style:style style:name="T5" style:family="text">
      <style:text-properties fo:color="#99ccff" fo:font-family="'Berlin Sans FB Demi'" style:font-family-generic="swiss" style:font-pitch="variable" fo:font-size="20pt" fo:font-weight="normal"/>
    </style:style>
    <style:style style:name="T6" style:family="text">
      <style:text-properties fo:font-family="'Berlin Sans FB Demi'" style:font-family-generic="swiss" style:font-pitch="variable" fo:font-size="28pt" fo:font-weight="normal"/>
    </style:style>
    <style:style style:name="T7" style:family="text">
      <style:text-properties fo:font-family="'Berlin Sans FB Demi'" style:font-family-generic="swiss" style:font-pitch="variable" fo:font-size="32pt" fo:font-weight="normal"/>
    </style:style>
    <style:style style:name="T8" style:family="text">
      <style:text-properties style:use-window-font-color="true" style:text-outline="false" style:text-line-through-style="none" fo:font-family="'Berlin Sans FB Demi'" style:font-family-generic="swiss" style:font-pitch="variable" fo:font-size="14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style:style style:name="T9" style:family="text">
      <style:text-properties style:use-window-font-color="true" style:text-outline="false" style:text-line-through-style="none" fo:font-family="'Courier New'" style:font-family-generic="modern" style:font-pitch="fixed" fo:font-size="8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style:style style:name="T10" style:family="text">
      <style:text-properties fo:font-size="5.59999990463257pt"/>
    </style:style>
    <style:style style:name="T11" style:family="text">
      <style:text-properties fo:color="#000000" style:text-outline="false" style:text-line-through-style="none" fo:font-family="'Courier New'" style:font-family-generic="modern" style:font-pitch="fixed" fo:font-size="8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style:style style:name="T12" style:family="text">
      <style:text-properties style:use-window-font-color="true" style:text-outline="false" style:text-line-through-style="none" fo:font-family="'Courier New'" style:font-family-generic="modern" style:font-pitch="fixed" fo:font-size="5.59999990463257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style:style style:name="T13" style:family="text">
      <style:text-properties fo:font-size="12.6000003814697pt"/>
    </style:style>
    <style:style style:name="T14" style:family="text">
      <style:text-properties fo:color="#000000" style:text-outline="false" style:text-line-through-style="none" fo:font-family="'Courier New'" style:font-family-generic="modern" style:font-pitch="fixed" fo:font-size="5.59999990463257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style:style style:name="T15" style:family="text">
      <style:text-properties fo:font-size="28pt"/>
    </style:style>
    <style:style style:name="T16"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Title Page" draw:style-name="dp1" draw:master-page-name="Default">
        <office:forms form:automatic-focus="false" form:apply-design-mode="false">
          <form:form form:name="Standard" form:apply-filter="true" form:command-type="table" form:control-implementation="ooo:com.sun.star.form.component.Form" office:target-frame="" xlink:href="" xlink:type="simple"/>
        </office:forms>
        <draw:rect draw:style-name="gr1" draw:text-style-name="P2" draw:layer="layout" svg:width="12.64cm" svg:height="5.103cm" svg:x="2.099cm" svg:y="21.275cm">
          <text:p text:style-name="P1"><text:span text:style-name="T1">Stencil</text:span></text:p>
        </draw:rect>
        <draw:connector draw:style-name="_5f_FLYING_5f_DUCK" draw:layer="layout" draw:type="curve" draw:line-skew="1.779cm 2.799cm" svg:x1="3.41cm" svg:y1="21.895cm" svg:x2="11.735cm" svg:y2="21.895cm" svg:d="M3410 21895h8325">
          <text:p/>
        </draw:connector>
        <draw:connector draw:style-name="_5f_PIGTAIL" draw:layer="layout" draw:type="curve" svg:x1="13.927cm" svg:y1="22.26cm" svg:x2="12.743cm" svg:y2="23.548cm" svg:d="M13927 22260c0 966-1184 322-1184 1288">
          <text:p/>
        </draw:connector>
        <draw:ellipse draw:style-name="_5f_INITIAL_5f_STATE" draw:layer="layout" svg:width="0.72cm" svg:height="0.651cm" svg:x="7.337cm" svg:y="23.459cm">
          <text:p/>
        </draw:ellipse>
        <draw:frame draw:style-name="gr2" draw:text-style-name="P4" draw:layer="layout" svg:width="5.046cm" svg:height="1.432cm" svg:x="8.438cm" svg:y="24.582cm">
          <draw:text-box>
            <text:p text:style-name="P3"><text:span text:style-name="T2">EVT </text:span></text:p>
          </draw:text-box>
        </draw:frame>
        <draw:connector draw:style-name="gr3" draw:text-style-name="P3" draw:layer="layout" svg:x1="3.906cm" svg:y1="22.704cm" svg:x2="10.911cm" svg:y2="22.707cm" svg:d="M3906 22704h3503v3h3502">
          <text:p/>
        </draw:connector>
        <draw:frame draw:style-name="gr4" draw:text-style-name="P7" draw:layer="layout" svg:width="36.238cm" svg:height="18.5cm" svg:x="3.48cm" svg:y="1.781cm">
          <draw:text-box>
            <text:p text:style-name="P5"><text:span text:style-name="T3">ElevatorVerificationTest Model</text:span><text:span text:style-name="T4"> </text:span></text:p>
            <text:p text:style-name="P5"><text:span text:style-name="T5"/></text:p>
            <text:p text:style-name="P5"><text:span text:style-name="T6"><text:date style:data-style-name="D1" text:date-value="2021-08-16">8/16/21</text:date></text:span><text:span text:style-name="T6"> </text:span></text:p>
            <text:p text:style-name="P5"><text:span text:style-name="T6"><text:file-name text:display="full">C:\cygwin64\home\Cary\ShiraTronics_demos\Anoka\evt\code\EVTModel.odg</text:file-name></text:span><text:span text:style-name="T7"> </text:span></text:p>
            <text:p text:style-name="P6"><text:span text:style-name="T8"><text:line-break/></text:span><text:span text:style-name="T8"> </text:span><text:span text:style-name="T8"><text:line-break/></text:span><text:span text:style-name="T8"> </text:span></text:p>
          </draw:text-box>
        </draw:frame>
        <draw:custom-shape draw:style-name="gr5" draw:text-style-name="P3" draw:layer="layout" svg:width="4.249cm" svg:height="1.177cm" svg:x="2.645cm" svg:y="24.582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Cabin" draw:style-name="dp1" draw:master-page-name="Default">
        <office:forms form:automatic-focus="false" form:apply-design-mode="false"/>
        <draw:frame draw:style-name="gr2" draw:text-style-name="P9" draw:layer="layout" svg:width="3.833cm" svg:height="1.432cm" svg:x="39.04cm" svg:y="0.305cm">
          <draw:text-box>
            <text:p text:style-name="P8"><text:span text:style-name="T2">Cabin </text:span></text:p>
          </draw:text-box>
        </draw:frame>
        <draw:connector draw:style-name="gr6" draw:text-style-name="P3" draw:layer="layout" svg:x1="9.439cm" svg:y1="6.521cm" svg:x2="9.4cm" svg:y2="8.316cm" draw:start-shape="id1" draw:end-shape="id2" draw:end-glue-point="0" svg:d="M9439 6521v897h-39v898">
          <text:p text:style-name="P3">START / [1400]</text:p>
        </draw:connector>
        <draw:ellipse draw:style-name="_5f_INITIAL_5f_STATE" xml:id="id1" draw:id="id1" draw:layer="layout" svg:width="0.72cm" svg:height="0.609cm" svg:x="9.079cm" svg:y="5.912cm">
          <text:p/>
        </draw:ellipse>
        <draw:connector draw:style-name="gr7" draw:text-style-name="P3" draw:layer="layout" svg:x1="9.4cm" svg:y1="9.135cm" svg:x2="16.997cm" svg:y2="11.625cm" draw:start-shape="id2" draw:start-glue-point="2" draw:end-shape="id3" draw:end-glue-point="3" svg:d="M9400 9135v2490h7597">
          <text:p text:style-name="P3">NEW_TRANSFER / [1401]</text:p>
        </draw:connector>
        <draw:rect draw:style-name="gr8" draw:text-style-name="P10" draw:layer="layout" svg:width="10.912cm" svg:height="9.425cm" svg:x="2.728cm" svg:y="17.55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currentFloor <text:s text:c="14"/>: char = blank </text:span></text:p>
          <text:p text:style-name="P3"><text:span text:style-name="T9"><text:s/></text:span><text:span text:style-name="T9">. currentXfer <text:s text:c="15"/>: Transfer_Model * = 0</text:span></text:p>
          <text:p text:style-name="P3"><text:span text:style-name="T11"><text:s/></text:span><text:span text:style-name="T11">. moving <text:s text:c="20"/>: bool = false</text:span></text:p>
          <text:p text:style-name="P3"><text:span text:style-name="T11"><text:s/></text:span><text:span text:style-name="T11">. myDoor <text:s text:c="20"/>: Door_Model * = 0</text:span></text:p>
          <text:p text:style-name="P3"><text:span text:style-name="T11"><text:s/></text:span><text:span text:style-name="T11">. myShaft <text:s text:c="19"/>: Shaft_Model * = 0</text:span></text:p>
          <text:p text:style-name="P3"><text:span text:style-name="T11"><text:s/></text:span><text:span text:style-name="T11">. myTransport <text:s text:c="15"/>: Transport_Model * = 0</text:span></text:p>
          <text:p text:style-name="P3"><text:span text:style-name="T9"><text:s/></text:span><text:span text:style-name="T9">. travelDirection <text:s text:c="11"/>: direction = none </text:span></text:p>
          <text:p text:style-name="P3"><text:span text:style-name="T11"><text:s/></text:span><text:span text:style-name="T11">_____________________________________________________</text:span><text:span text:style-name="T12"> </text:span><text:span text:style-name="T11"><text:line-break/></text:span><text:span text:style-name="T11"> </text:span><text:span text:style-name="T11"><text:line-break/></text:span><text:span text:style-name="T11"> . EstimateTravelDelay(floor:char,callingDir:char) : int</text:span></text:p>
          <text:p text:style-name="P3"><text:span text:style-name="T11"><text:s/></text:span><text:span text:style-name="T11">. GetCurrentFloor() <text:s text:c="9"/>: char = blank</text:span></text:p>
          <text:p text:style-name="P3"><text:span text:style-name="T11"><text:s/></text:span><text:span text:style-name="T11">. GetCurrentXfer() <text:s text:c="10"/>: Transfer_Model*</text:span></text:p>
          <text:p text:style-name="P3"><text:span text:style-name="T11"><text:s/></text:span><text:span text:style-name="T11">. GetMyDoor() <text:s text:c="15"/>: Door_Model*</text:span></text:p>
          <text:p text:style-name="P3"><text:span text:style-name="T11"><text:s/></text:span><text:span text:style-name="T11">. GetMyShaft() <text:s text:c="14"/>: Shaft_Model*</text:span></text:p>
          <text:p text:style-name="P3"><text:span text:style-name="T11"><text:s/></text:span><text:span text:style-name="T11">. GetTravelDirection() <text:s text:c="6"/>: direction</text:span></text:p>
          <text:p text:style-name="P3"><text:span text:style-name="T11"><text:s/></text:span><text:span text:style-name="T11">. NearestBLEV(dir:char) <text:s text:c="5"/>: char*</text:span></text:p>
          <text:p text:style-name="P3"><text:span text:style-name="T11"><text:s/></text:span><text:span text:style-name="T11">. Ping(floor:char*,dir:direction*,searchingBehind:bool) : bool</text:span></text:p>
          <text:p text:style-name="P3"><text:span text:style-name="T11"><text:s/></text:span><text:span text:style-name="T11">. Pong() <text:s text:c="20"/>: void</text:span></text:p>
          <text:p text:style-name="P3"><text:span text:style-name="T11"><text:s/></text:span><text:span text:style-name="T11">. SetCurrentXfer(currentXfer:Transfer_Model*) : void</text:span></text:p>
          <text:p text:style-name="P3"><text:span text:style-name="T11"><text:s/></text:span><text:span text:style-name="T11">. SetMyDoor(myDoor:Door_Model*) : void</text:span></text:p>
          <text:p text:style-name="P3"><text:span text:style-name="T11"><text:s/></text:span><text:span text:style-name="T11">. SetMyShaft(myShaft:Shaft_Model*) : void</text:span></text:p>
          <text:p text:style-name="P3"><text:span text:style-name="T11"><text:s/></text:span><text:span text:style-name="T11">. SetMyTransport(myTransport:Transport_Model*) : void</text:span></text:p>
          <text:p text:style-name="P3"><text:span text:style-name="T11"><text:s/></text:span><text:span text:style-name="T11">. ToggleDir() <text:s text:c="15"/>: void</text:span></text:p>
          <text:p text:style-name="P3"><text:span text:style-name="T11"><text:s/></text:span><text:span text:style-name="T11">. UpdateLocation(floor:char) : void</text:span></text:p>
          <text:p text:style-name="P3"/>
        </draw:rect>
        <draw:custom-shape draw:style-name="gr9" draw:text-style-name="P3" xml:id="id2" draw:id="id2" draw:layer="layout" svg:width="5.62cm" svg:height="0.819cm" svg:x="6.59cm" svg:y="8.3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new_transfer</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3" draw:id="id3" draw:layer="layout" svg:width="5.011cm" svg:height="0.819cm" svg:x="16.997cm" svg:y="11.2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Are_we_already_there</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7" draw:id="id7" draw:layer="layout" svg:width="5.498cm" svg:height="0.819cm" svg:x="16.754cm" svg:y="8.3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Transferring_passengers</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5" draw:id="id5" draw:layer="layout" svg:width="1.997cm" svg:height="0.819cm" svg:x="18.506cm" svg:y="4.1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Mov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4" draw:id="id4" draw:layer="layout" svg:width="7.801cm" svg:height="0.819cm" svg:x="15.605cm" svg:y="1.3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Requesting_transport_to_destina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1" draw:id="id11" draw:layer="layout" svg:width="3.673cm" svg:height="0.819cm" svg:x="17.667cm" svg:y="13.9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Securing_doors</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0" draw:id="id10" draw:layer="layout" svg:width="3.847cm" svg:height="0.819cm" svg:x="17.582cm" svg:y="16.6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Locking_transfer</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9.505cm" svg:y1="2.135cm" svg:x2="19.504cm" svg:y2="4.116cm" draw:start-shape="id4" draw:start-glue-point="2" draw:end-shape="id5" draw:end-glue-point="0" svg:d="M19505 2135v990h-1v991">
          <text:p text:style-name="P3">TRANSPORT_IN_PROGRESS / [1412]</text:p>
        </draw:connector>
        <draw:custom-shape draw:style-name="gr9" draw:text-style-name="P3" xml:id="id6" draw:id="id6" draw:layer="layout" svg:width="4.846cm" svg:height="0.819cm" svg:x="30.976cm" svg:y="4.1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Changing_destina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svg:x1="20.503cm" svg:y1="4.525cm" svg:x2="30.976cm" svg:y2="4.525cm" draw:start-shape="id5" draw:start-glue-point="1" draw:end-shape="id6" draw:end-glue-point="3" svg:d="M20503 4525h10473">
          <text:p text:style-name="P3">CHANGE_DESTINATION(newDest) / [1402]</text:p>
        </draw:connector>
        <draw:connector draw:style-name="gr11" draw:text-style-name="P3" draw:layer="layout" svg:x1="33.776cm" svg:y1="4.116cm" svg:x2="20.399cm" svg:y2="4.116cm" draw:start-shape="id6" draw:start-glue-point="12" draw:end-shape="id5" draw:end-glue-point="6" svg:d="M33776 4116v-502h-13377v502">
          <text:p text:style-name="P3">TRANSPORT_IN_PROGRESS / [1403]</text:p>
        </draw:connector>
        <draw:custom-shape draw:style-name="gr9" draw:text-style-name="P3" xml:id="id8" draw:id="id8" draw:layer="layout" svg:width="4.723cm" svg:height="0.819cm" svg:x="31.043cm" svg:y="6.4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Emergency_stopp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9.504cm" svg:y1="4.935cm" svg:x2="19.503cm" svg:y2="8.316cm" draw:start-shape="id5" draw:start-glue-point="2" draw:end-shape="id7" draw:end-glue-point="0" svg:d="M19504 4935v1690h-1v1691">
          <text:p text:style-name="P3">ARRIVED_AT_FLOOR / [1404]</text:p>
        </draw:connector>
        <draw:connector draw:style-name="gr6" draw:text-style-name="P3" draw:layer="layout" svg:x1="21.459cm" svg:y1="9.134cm" svg:x2="21.284cm" svg:y2="11.216cm" draw:start-shape="id7" draw:start-glue-point="8" draw:end-shape="id3" draw:end-glue-point="4" svg:d="M21459 9134v1041h-175v1041">
          <text:p text:style-name="P3">NEW_TRANSFER / [1405]</text:p>
        </draw:connector>
        <draw:connector draw:style-name="gr6" draw:text-style-name="P3" draw:layer="layout" svg:x1="18.037cm" svg:y1="11.216cm" svg:x2="17.896cm" svg:y2="9.134cm" draw:start-shape="id3" draw:start-glue-point="16" draw:end-shape="id7" draw:end-glue-point="21" svg:d="M18037 11216v-1041h-141v-1041">
          <text:p text:style-name="P3">ALREADY_THERE / [1406]</text:p>
        </draw:connector>
        <draw:connector draw:style-name="gr7" draw:text-style-name="P3" draw:layer="layout" svg:x1="20.214cm" svg:y1="4.934cm" svg:x2="31.043cm" svg:y2="6.825cm" draw:start-shape="id5" draw:start-glue-point="8" draw:end-shape="id8" draw:end-glue-point="3" svg:d="M20214 4934v1891h10829">
          <text:p text:style-name="P3">TAKE_OUT_OF_SERVICE / [1407]</text:p>
        </draw:connector>
        <draw:connector draw:style-name="gr6" draw:text-style-name="P3" draw:layer="layout" svg:x1="34.647cm" svg:y1="7.234cm" svg:x2="34.38cm" svg:y2="16.616cm" draw:start-shape="id8" draw:start-glue-point="7" draw:end-shape="id9" draw:end-glue-point="12" svg:d="M34647 7234v4691h-267v4691">
          <text:p text:style-name="P3">ARRIVED_AT_FLOOR / [1408]</text:p>
        </draw:connector>
        <draw:custom-shape draw:style-name="gr9" draw:text-style-name="P3" xml:id="id9" draw:id="id9" draw:layer="layout" svg:width="3.555cm" svg:height="0.819cm" svg:x="32.326cm" svg:y="16.6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Out_of_service</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svg:x1="22.252cm" svg:y1="8.725cm" svg:x2="33.394cm" svg:y2="16.616cm" draw:start-shape="id7" draw:start-glue-point="1" draw:end-shape="id9" draw:end-glue-point="15" svg:d="M22252 8725h11142v7891">
          <text:p text:style-name="P3">TAKE_OUT_OF_SERVICE / [1409]</text:p>
        </draw:connector>
        <draw:connector draw:style-name="gr12" draw:text-style-name="P3" draw:layer="layout" svg:x1="23.406cm" svg:y1="1.725cm" svg:x2="35.367cm" svg:y2="16.616cm" draw:start-shape="id4" draw:start-glue-point="1" draw:end-shape="id9" draw:end-glue-point="4" svg:d="M23406 1725h11961v14891">
          <text:p text:style-name="P3">TRANSPORT_UNAVAILABLE / [1410]</text:p>
        </draw:connector>
        <draw:connector draw:style-name="gr7" draw:text-style-name="P3" draw:layer="layout" draw:line-skew="-10.218cm" svg:x1="17.582cm" svg:y1="17.025cm" svg:x2="15.605cm" svg:y2="1.725cm" draw:start-shape="id10" draw:start-glue-point="3" draw:end-shape="id4" draw:end-glue-point="3" svg:d="M17582 17025h-12697v-15300h10720">
          <text:p text:style-name="P3">GO / [1411]</text:p>
        </draw:connector>
        <draw:connector draw:style-name="gr11" draw:text-style-name="P3" draw:layer="layout" svg:x1="21.429cm" svg:y1="17.025cm" svg:x2="32.326cm" svg:y2="17.025cm" draw:start-shape="id10" draw:start-glue-point="1" draw:end-shape="id9" draw:end-glue-point="3" svg:d="M21429 17025h10897">
          <text:p text:style-name="P3">TAKE_OUT_OF_SERVICE / [1414]</text:p>
        </draw:connector>
        <draw:connector draw:style-name="gr11" draw:text-style-name="P3" draw:layer="layout" svg:x1="21.34cm" svg:y1="14.325cm" svg:x2="32.735cm" svg:y2="16.616cm" draw:start-shape="id11" draw:start-glue-point="1" draw:end-shape="id9" draw:end-glue-point="17" svg:d="M21340 14325h11395v2291">
          <text:p text:style-name="P3">TAKE_OUT_OF_SERVICE / [1413]</text:p>
        </draw:connector>
        <draw:connector draw:style-name="gr13" draw:text-style-name="P3" draw:layer="layout" svg:x1="19.503cm" svg:y1="14.735cm" svg:x2="19.505cm" svg:y2="16.616cm" draw:start-shape="id11" draw:start-glue-point="2" draw:end-shape="id10" draw:end-glue-point="0" svg:d="M19503 14735v940h2v941">
          <text:p text:style-name="P3">DOORS_SECURE / [1416]</text:p>
        </draw:connector>
        <draw:connector draw:style-name="gr13" draw:text-style-name="P3" draw:layer="layout" svg:x1="19.502cm" svg:y1="12.035cm" svg:x2="19.503cm" svg:y2="13.916cm" draw:start-shape="id3" draw:start-glue-point="2" draw:end-shape="id11" draw:end-glue-point="0" svg:d="M19502 12035v940h1v941">
          <text:p text:style-name="P3">PREPARE_TO_MOVE / [1415]</text:p>
        </draw:connector>
      </draw:page>
      <draw:page draw:name="Comparator" draw:style-name="dp1" draw:master-page-name="Default">
        <office:forms form:automatic-focus="false" form:apply-design-mode="false"/>
        <draw:frame draw:style-name="gr2" draw:text-style-name="P9" draw:layer="layout" svg:width="7.008cm" svg:height="1.432cm" svg:x="35.865cm" svg:y="0.305cm">
          <draw:text-box>
            <text:p text:style-name="P8"><text:span text:style-name="T2">Comparator </text:span></text:p>
          </draw:text-box>
        </draw:frame>
        <draw:connector draw:style-name="gr6" draw:text-style-name="P3" draw:layer="layout" svg:x1="19.546cm" svg:y1="3.568cm" svg:x2="19.55cm" svg:y2="5.78cm" draw:start-shape="id12" draw:start-glue-point="2" draw:end-shape="id13" draw:end-glue-point="0" svg:d="M19546 3568v1106h4v1106">
          <text:p text:style-name="P3">START / [1300]</text:p>
        </draw:connector>
        <draw:custom-shape draw:style-name="gr14" draw:text-style-name="P11" xml:id="id13" draw:id="id13" draw:layer="layout" svg:width="4.956cm" svg:height="0.819cm" svg:x="17.072cm" svg:y="5.78cm">
          <text:p text:style-name="P3"><text:span text:style-name="T13">Waiting_to_begin_test</text:span></text:p>
          <draw:enhanced-geometry svg:viewBox="0 0 21600 21600" draw:mirror-horizontal="false" draw:mirror-vertical="false"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3" draw:layer="layout" draw:line-skew="9.477cm 2.819cm" svg:x1="19.589cm" svg:y1="14.439cm" svg:x2="20.511cm" svg:y2="14.029cm" draw:start-shape="id14" draw:start-glue-point="2" draw:end-shape="id14" draw:end-glue-point="1" svg:d="M19589 14439v9978h4243v-10388h-3321">
          <text:p text:style-name="P3">FLOOR_CALL(floor,direction) / [1306]</text:p>
        </draw:connector>
        <draw:connector draw:style-name="gr15" draw:text-style-name="P3" draw:layer="layout" draw:line-skew="10.747cm 2.819cm" svg:x1="19.589cm" svg:y1="14.439cm" svg:x2="20.511cm" svg:y2="14.029cm" draw:start-shape="id14" draw:start-glue-point="2" draw:end-shape="id14" draw:end-glue-point="1" svg:d="M19589 14439v11248h4243v-11658h-3321">
          <text:p text:style-name="P3">ONE_SECOND_TICK / [1307]</text:p>
        </draw:connector>
        <draw:ellipse draw:style-name="_5f_INITIAL_5f_STATE" xml:id="id12" draw:id="id12" draw:layer="layout" svg:width="0.72cm" svg:height="0.609cm" svg:x="19.186cm" svg:y="2.959cm">
          <text:p/>
        </draw:ellipse>
        <draw:custom-shape draw:style-name="gr14" draw:text-style-name="P11" xml:id="id15" draw:id="id15" draw:layer="layout" svg:width="6.924cm" svg:height="0.819cm" svg:x="16.129cm" svg:y="9.619cm">
          <text:p text:style-name="P3"><text:span text:style-name="T13">Waiting_for_initial_car_locations</text:span></text:p>
          <draw:enhanced-geometry svg:viewBox="0 0 21600 21600" draw:mirror-horizontal="false" draw:mirror-vertical="false"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14" draw:id="id14" draw:layer="layout" svg:width="1.844cm" svg:height="0.819cm" svg:x="18.667cm" svg:y="13.62cm">
          <text:p text:style-name="P3"><text:span text:style-name="T13">Ready</text:span></text:p>
          <draw:enhanced-geometry svg:viewBox="0 0 21600 21600" draw:mirror-horizontal="false" draw:mirror-vertical="false"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9.55cm" svg:y1="6.599cm" svg:x2="19.591cm" svg:y2="9.619cm" draw:start-shape="id13" draw:start-glue-point="2" draw:end-shape="id15" draw:end-glue-point="0" svg:d="M19550 6599v1510h41v1510">
          <text:p text:style-name="P3">DO_INITIALIZE / [1301]</text:p>
        </draw:connector>
        <draw:connector draw:style-name="gr16" draw:text-style-name="P3" draw:layer="layout" svg:x1="19.591cm" svg:y1="10.438cm" svg:x2="19.589cm" svg:y2="13.62cm" draw:start-shape="id15" draw:start-glue-point="2" draw:end-shape="id14" draw:end-glue-point="0" svg:d="M19591 10438v1591h-2v1591">
          <text:p text:style-name="P3">INITIALIZED / [1302]</text:p>
        </draw:connector>
        <draw:connector draw:style-name="gr15" draw:text-style-name="P3" draw:layer="layout" draw:line-skew="0.913cm -1.345cm" svg:x1="19.591cm" svg:y1="10.438cm" svg:x2="16.129cm" svg:y2="10.028cm" draw:start-shape="id15" draw:start-glue-point="2" draw:end-shape="id15" draw:end-glue-point="3" svg:d="M19591 10438v1414h-5308v-1824h1846">
          <text:p text:style-name="P3">CAR_LOCATION(floor,car) / [1303]</text:p>
        </draw:connector>
        <draw:connector draw:style-name="gr15" draw:text-style-name="P3" draw:layer="layout" draw:line-skew="0.587cm 2.819cm" svg:x1="19.589cm" svg:y1="14.439cm" svg:x2="20.511cm" svg:y2="14.029cm" draw:start-shape="id14" draw:start-glue-point="2" draw:end-shape="id14" draw:end-glue-point="1" svg:d="M19589 14439v1088h4243v-1498h-3321">
          <text:p text:style-name="P3">CAR_LOCATION(floor,car) / [1304]</text:p>
        </draw:connector>
        <draw:connector draw:style-name="gr15" draw:text-style-name="P3" draw:layer="layout" draw:line-skew="8.207cm 2.819cm" svg:x1="19.589cm" svg:y1="14.439cm" svg:x2="20.511cm" svg:y2="14.029cm" draw:start-shape="id14" draw:start-glue-point="2" draw:end-shape="id14" draw:end-glue-point="1" svg:d="M19589 14439v8708h4243v-9118h-3321">
          <text:p text:style-name="P3">STOP_REQUESTED(floor,car) / [1305]</text:p>
        </draw:connector>
        <draw:rect draw:style-name="gr8" draw:text-style-name="P10" draw:layer="layout" svg:width="9.484cm" svg:height="3.172cm" svg:x="3.927cm" svg:y="21.226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initialCarLocationEventCounter <text:s/>: int = 0</text:span><text:span text:style-name="T10"> </text:span><text:span text:style-name="T9"><text:line-break/></text:span><text:span text:style-name="T9"> . nextTickTime <text:s text:c="19"/>: unsigned int = 0 </text:span></text:p>
        </draw:rect>
        <draw:connector draw:style-name="gr15" draw:text-style-name="P3" draw:layer="layout" draw:line-skew="1.857cm 2.819cm" svg:x1="19.589cm" svg:y1="14.439cm" svg:x2="20.511cm" svg:y2="14.029cm" draw:start-shape="id14" draw:start-glue-point="2" draw:end-shape="id14" draw:end-glue-point="1" svg:d="M19589 14439v2358h4243v-2768h-3321">
          <text:p text:style-name="P3">MODELED_CAR_LOCATION(floor,car) / [1308]</text:p>
        </draw:connector>
        <draw:connector draw:style-name="gr15" draw:text-style-name="P3" draw:layer="layout" draw:line-skew="3.127cm 2.819cm" svg:x1="19.589cm" svg:y1="14.439cm" svg:x2="20.511cm" svg:y2="14.029cm" draw:start-shape="id14" draw:start-glue-point="2" draw:end-shape="id14" draw:end-glue-point="1" svg:d="M19589 14439v3628h4243v-4038h-3321">
          <text:p text:style-name="P3">DOOR_STATUS(status,car) / [1309]</text:p>
        </draw:connector>
        <draw:connector draw:style-name="gr15" draw:text-style-name="P3" draw:layer="layout" draw:line-skew="4.397cm 2.819cm" svg:x1="19.589cm" svg:y1="14.439cm" svg:x2="20.511cm" svg:y2="14.029cm" draw:start-shape="id14" draw:start-glue-point="2" draw:end-shape="id14" draw:end-glue-point="1" svg:d="M19589 14439v4898h4243v-5308h-3321">
          <text:p text:style-name="P3">MODELED_DOOR_STATUS(status,car) / [1310]</text:p>
        </draw:connector>
        <draw:connector draw:style-name="gr15" draw:text-style-name="P3" draw:layer="layout" draw:line-skew="5.667cm 2.819cm" svg:x1="19.589cm" svg:y1="14.439cm" svg:x2="20.511cm" svg:y2="14.029cm" draw:start-shape="id14" draw:start-glue-point="2" draw:end-shape="id14" draw:end-glue-point="1" svg:d="M19589 14439v6168h4243v-6578h-3321">
          <text:p text:style-name="P3">DIR_INDICATOR(dir,car) / [1311]</text:p>
        </draw:connector>
        <draw:connector draw:style-name="gr15" draw:text-style-name="P3" draw:layer="layout" draw:line-skew="6.937cm 2.819cm" svg:x1="19.589cm" svg:y1="14.439cm" svg:x2="20.511cm" svg:y2="14.029cm" draw:start-shape="id14" draw:start-glue-point="2" draw:end-shape="id14" draw:end-glue-point="1" svg:d="M19589 14439v7438h4243v-7848h-3321">
          <text:p text:style-name="P3">MODELED_DIR_INDICATOR(dir,car) / [1312]</text:p>
        </draw:connector>
      </draw:page>
      <draw:page draw:name="CompareCarLocations" draw:style-name="dp1" draw:master-page-name="Default">
        <office:forms form:automatic-focus="false" form:apply-design-mode="false"/>
        <draw:frame draw:style-name="gr2" draw:text-style-name="P9" draw:layer="layout" svg:width="11.453cm" svg:height="1.432cm" svg:x="31.42cm" svg:y="0.305cm">
          <draw:text-box>
            <text:p text:style-name="P8"><text:span text:style-name="T2">CompareCarLocations </text:span></text:p>
          </draw:text-box>
        </draw:frame>
        <draw:rect draw:style-name="gr8" draw:text-style-name="P10" draw:layer="layout" svg:width="9.484cm" svg:height="3.172cm" svg:x="3.927cm" svg:y="21.226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shaft <text:s text:c="24"/>: char = blank</text:span><text:span text:style-name="T10"> </text:span><text:span text:style-name="T9"><text:line-break/></text:span><text:span text:style-name="T9"> . lastCarLocation <text:s text:c="14"/>: char = blank</text:span></text:p>
          <text:p text:style-name="P3"><text:span text:style-name="T11"><text:s/></text:span><text:span text:style-name="T11">. lastCarTime <text:s text:c="18"/>: unsigned int = 0</text:span></text:p>
          <text:p text:style-name="P3"><text:span text:style-name="T9"><text:s/></text:span><text:span text:style-name="T9">. lastTimeDifferential <text:s text:c="9"/>: unsigned int = 0 </text:span></text:p>
        </draw:rect>
        <draw:connector draw:style-name="gr6" draw:text-style-name="P3" draw:layer="layout" svg:x1="21.54cm" svg:y1="6.122cm" svg:x2="21.5cm" svg:y2="7.917cm" draw:start-shape="id16" draw:end-shape="id17" draw:end-glue-point="0" svg:d="M21540 6122v897h-40v898">
          <text:p text:style-name="P3">START / [2100]</text:p>
        </draw:connector>
        <draw:ellipse draw:style-name="_5f_INITIAL_5f_STATE" xml:id="id16" draw:id="id16" draw:layer="layout" svg:width="0.72cm" svg:height="0.609cm" svg:x="21.18cm" svg:y="5.513cm">
          <text:p/>
        </draw:ellipse>
        <draw:connector draw:style-name="gr11" draw:text-style-name="P3" draw:layer="layout" svg:x1="20.578cm" svg:y1="8.326cm" svg:x2="9.9cm" svg:y2="11.117cm" draw:start-shape="id17" draw:start-glue-point="3" draw:end-shape="id18" draw:end-glue-point="0" svg:d="M20578 8326h-10678v2791">
          <text:p text:style-name="P3">MODELED_CAR_LOCATION(floor) <text:s/>/ [2101]</text:p>
        </draw:connector>
        <draw:custom-shape draw:style-name="gr9" draw:text-style-name="P3" xml:id="id17" draw:id="id17" draw:layer="layout" svg:width="1.844cm" svg:height="0.819cm" svg:x="20.578cm" svg:y="7.91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Ready</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8" draw:id="id18" draw:layer="layout" svg:width="5.451cm" svg:height="0.819cm" svg:x="7.175cm" svg:y="11.11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car_loca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9" draw:id="id19" draw:layer="layout" svg:width="7.39cm" svg:height="0.819cm" svg:x="30.708cm" svg:y="11.11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modeled_car_loca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svg:x1="22.422cm" svg:y1="8.326cm" svg:x2="33.612cm" svg:y2="11.117cm" draw:start-shape="id17" draw:start-glue-point="1" draw:end-shape="id19" draw:end-glue-point="14" svg:d="M22422 8326h11190v2791">
          <text:p text:style-name="P3">CAR_LOCATION(floor) <text:s/>/ [2103]</text:p>
        </draw:connector>
        <draw:connector draw:style-name="gr17" draw:text-style-name="P3" draw:layer="layout" svg:x1="30.708cm" svg:y1="11.526cm" svg:x2="22.326cm" svg:y2="8.735cm" draw:start-shape="id19" draw:start-glue-point="3" draw:end-shape="id17" draw:end-glue-point="9" svg:d="M30708 11526h-8382v-2791">
          <text:p text:style-name="P3">MODELED_CAR_LOCATION(floor) <text:s/>/ [2104]</text:p>
        </draw:connector>
        <draw:connector draw:style-name="gr17" draw:text-style-name="P3" draw:layer="layout" svg:x1="12.626cm" svg:y1="11.526cm" svg:x2="20.62cm" svg:y2="8.735cm" draw:start-shape="id18" draw:start-glue-point="1" draw:end-shape="id17" draw:end-glue-point="19" svg:d="M12626 11526h7994v-2791">
          <text:p text:style-name="P3">CAR_LOCATION(floor) <text:s/>/ [2102]</text:p>
        </draw:connector>
        <draw:connector draw:style-name="gr17" draw:text-style-name="P3" draw:layer="layout" draw:line-skew="1.817cm" svg:x1="9.9cm" svg:y1="11.936cm" svg:x2="20.961cm" svg:y2="8.735cm" draw:start-shape="id18" draw:start-glue-point="2" draw:end-shape="id17" draw:end-glue-point="21" svg:d="M9900 11936v2318h11061v-5519">
          <text:p text:style-name="P3">TO_READY / [2105]</text:p>
        </draw:connector>
        <draw:connector draw:style-name="gr17" draw:text-style-name="P3" draw:layer="layout" draw:line-skew="1.817cm" svg:x1="33.612cm" svg:y1="11.935cm" svg:x2="21.985cm" svg:y2="8.735cm" draw:start-shape="id19" draw:start-glue-point="23" draw:end-shape="id17" draw:end-glue-point="7" svg:d="M33612 11935v2319h-11627v-5519">
          <text:p text:style-name="P3">TO_READY / [2107]</text:p>
        </draw:connector>
        <draw:connector draw:style-name="gr18" draw:text-style-name="P3" draw:layer="layout" draw:line-skew="2.452cm" svg:x1="36.348cm" svg:y1="11.935cm" svg:x2="37.716cm" svg:y2="11.935cm" draw:start-shape="id19" draw:start-glue-point="7" draw:end-shape="id19" draw:end-glue-point="9" svg:d="M36348 11935v2954h1368v-2954">
          <text:p text:style-name="P3">CAR_LOCATION(floor) <text:s/>/ [2106]</text:p>
        </draw:connector>
        <draw:connector draw:style-name="gr17" draw:text-style-name="P3" draw:layer="layout" draw:line-skew="4.992cm" svg:x1="8.307cm" svg:y1="11.935cm" svg:x2="21.303cm" svg:y2="8.735cm" draw:start-shape="id18" draw:start-glue-point="21" draw:end-shape="id17" draw:end-glue-point="23" svg:d="M8307 11935v5494h12996v-8694">
          <text:p text:style-name="P3">TIMEOUT / [2108]</text:p>
        </draw:connector>
        <draw:connector draw:style-name="gr17" draw:text-style-name="P3" draw:layer="layout" draw:line-skew="4.992cm" svg:x1="34.979cm" svg:y1="11.935cm" svg:x2="21.643cm" svg:y2="8.735cm" draw:start-shape="id19" draw:start-glue-point="11" draw:end-shape="id17" draw:end-glue-point="11" svg:d="M34979 11935v5494h-13336v-8694">
          <text:p text:style-name="P3">TIMEOUT / [2109]</text:p>
        </draw:connector>
      </draw:page>
      <draw:page draw:name="CompareDirIndicators" draw:style-name="dp1" draw:master-page-name="Default">
        <office:forms form:automatic-focus="false" form:apply-design-mode="false"/>
        <draw:frame draw:style-name="gr2" draw:text-style-name="P9" draw:layer="layout" svg:width="11.453cm" svg:height="1.432cm" svg:x="31.42cm" svg:y="0.307cm">
          <draw:text-box>
            <text:p text:style-name="P8"><text:span text:style-name="T2">CompareDirIndicators </text:span></text:p>
          </draw:text-box>
        </draw:frame>
        <draw:rect draw:style-name="gr8" draw:text-style-name="P10" draw:layer="layout" svg:width="9.484cm" svg:height="3.172cm" svg:x="3.927cm" svg:y="21.228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shaft <text:s text:c="24"/>: char = blank</text:span><text:span text:style-name="T10"> </text:span><text:span text:style-name="T9"><text:line-break/></text:span><text:span text:style-name="T9"> . lastDirIndicator <text:s text:c="13"/>: char = blank</text:span></text:p>
          <text:p text:style-name="P3"><text:span text:style-name="T11"><text:s/></text:span><text:span text:style-name="T11">. lastDirTime <text:s text:c="18"/>: unsigned int = 0</text:span></text:p>
          <text:p text:style-name="P3"><text:span text:style-name="T9"><text:s/></text:span><text:span text:style-name="T9">. lastTimeDifferential <text:s text:c="9"/>: unsigned int = 0 </text:span></text:p>
        </draw:rect>
        <draw:connector draw:style-name="gr6" draw:text-style-name="P3" draw:layer="layout" svg:x1="21.54cm" svg:y1="6.124cm" svg:x2="21.5cm" svg:y2="7.919cm" draw:start-shape="id20" draw:end-shape="id21" draw:end-glue-point="0" svg:d="M21540 6124v897h-40v898">
          <text:p text:style-name="P3">START / [2300]</text:p>
        </draw:connector>
        <draw:ellipse draw:style-name="_5f_INITIAL_5f_STATE" xml:id="id20" draw:id="id20" draw:layer="layout" svg:width="0.72cm" svg:height="0.609cm" svg:x="21.18cm" svg:y="5.515cm">
          <text:p/>
        </draw:ellipse>
        <draw:connector draw:style-name="gr11" draw:text-style-name="P3" draw:layer="layout" svg:x1="20.578cm" svg:y1="8.328cm" svg:x2="9.902cm" svg:y2="11.119cm" draw:start-shape="id21" draw:start-glue-point="3" draw:end-shape="id22" draw:end-glue-point="0" svg:d="M20578 8328h-10676v2791">
          <text:p text:style-name="P3">MODELED_DIRECTION_INDICATOR(dir) <text:s/>/ [2301]</text:p>
        </draw:connector>
        <draw:custom-shape draw:style-name="gr9" draw:text-style-name="P3" xml:id="id21" draw:id="id21" draw:layer="layout" svg:width="1.844cm" svg:height="0.819cm" svg:x="20.578cm" svg:y="7.919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Ready</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22" draw:id="id22" draw:layer="layout" svg:width="6.653cm" svg:height="0.819cm" svg:x="6.576cm" svg:y="11.119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direction_indicator</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23" draw:id="id23" draw:layer="layout" svg:width="8.592cm" svg:height="0.819cm" svg:x="30.109cm" svg:y="11.119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modeled_direction_indicator</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svg:x1="22.422cm" svg:y1="8.328cm" svg:x2="33.485cm" svg:y2="11.119cm" draw:start-shape="id21" draw:start-glue-point="1" draw:end-shape="id23" draw:end-glue-point="14" svg:d="M22422 8328h11063v2791">
          <text:p text:style-name="P3">DIRECTION_INDICATOR(dir) <text:s/>/ [2303]</text:p>
        </draw:connector>
        <draw:connector draw:style-name="gr17" draw:text-style-name="P3" draw:layer="layout" svg:x1="30.109cm" svg:y1="11.528cm" svg:x2="22.326cm" svg:y2="8.737cm" draw:start-shape="id23" draw:start-glue-point="3" draw:end-shape="id21" draw:end-glue-point="9" svg:d="M30109 11528h-7783v-2791">
          <text:p text:style-name="P3">MODELED_DIRECTION_INDICATOR(dir) <text:s/>/ [2304]</text:p>
        </draw:connector>
        <draw:connector draw:style-name="gr17" draw:text-style-name="P3" draw:layer="layout" svg:x1="13.229cm" svg:y1="11.528cm" svg:x2="20.62cm" svg:y2="8.737cm" draw:start-shape="id22" draw:start-glue-point="1" draw:end-shape="id21" draw:end-glue-point="19" svg:d="M13229 11528h7391v-2791">
          <text:p text:style-name="P3">DIRECTION_INDICATOR(dir) <text:s/>/ [2302]</text:p>
        </draw:connector>
        <draw:connector draw:style-name="gr17" draw:text-style-name="P3" draw:layer="layout" draw:line-skew="1.817cm" svg:x1="9.902cm" svg:y1="11.938cm" svg:x2="20.961cm" svg:y2="8.737cm" draw:start-shape="id22" draw:start-glue-point="2" draw:end-shape="id21" draw:end-glue-point="21" svg:d="M9902 11938v2318h11059v-5519">
          <text:p text:style-name="P3">TO_READY / [2305]</text:p>
        </draw:connector>
        <draw:connector draw:style-name="gr17" draw:text-style-name="P3" draw:layer="layout" draw:line-skew="1.817cm" svg:x1="33.485cm" svg:y1="11.937cm" svg:x2="21.985cm" svg:y2="8.737cm" draw:start-shape="id23" draw:start-glue-point="23" draw:end-shape="id21" draw:end-glue-point="7" svg:d="M33485 11937v2319h-11500v-5519">
          <text:p text:style-name="P3">TO_READY / [2307]</text:p>
        </draw:connector>
        <draw:connector draw:style-name="gr18" draw:text-style-name="P3" draw:layer="layout" draw:line-skew="2.452cm" svg:x1="36.666cm" svg:y1="11.937cm" svg:x2="38.257cm" svg:y2="11.937cm" draw:start-shape="id23" draw:start-glue-point="7" draw:end-shape="id23" draw:end-glue-point="9" svg:d="M36666 11937v2954h1591v-2954">
          <text:p text:style-name="P3">DIRECTION_INDICATOR(dir) <text:s/>/ [2306]</text:p>
        </draw:connector>
        <draw:connector draw:style-name="gr17" draw:text-style-name="P3" draw:layer="layout" draw:line-skew="4.992cm" svg:x1="7.957cm" svg:y1="11.937cm" svg:x2="21.303cm" svg:y2="8.737cm" draw:start-shape="id22" draw:start-glue-point="21" draw:end-shape="id21" draw:end-glue-point="23" svg:d="M7957 11937v5494h13346v-8694">
          <text:p text:style-name="P3">TIMEOUT / [2308]</text:p>
        </draw:connector>
        <draw:connector draw:style-name="gr17" draw:text-style-name="P3" draw:layer="layout" draw:line-skew="4.992cm" svg:x1="35.075cm" svg:y1="11.937cm" svg:x2="21.643cm" svg:y2="8.737cm" draw:start-shape="id23" draw:start-glue-point="11" draw:end-shape="id21" draw:end-glue-point="11" svg:d="M35075 11937v5494h-13432v-8694">
          <text:p text:style-name="P3">TIMEOUT / [2309]</text:p>
        </draw:connector>
      </draw:page>
      <draw:page draw:name="CompareDoorPositions" draw:style-name="dp1" draw:master-page-name="Default">
        <office:forms form:automatic-focus="false" form:apply-design-mode="false"/>
        <draw:frame draw:style-name="gr2" draw:text-style-name="P9" draw:layer="layout" svg:width="11.453cm" svg:height="1.432cm" svg:x="31.42cm" svg:y="0.306cm">
          <draw:text-box>
            <text:p text:style-name="P8"><text:span text:style-name="T2">CompareDoorPositions </text:span></text:p>
          </draw:text-box>
        </draw:frame>
        <draw:rect draw:style-name="gr8" draw:text-style-name="P10" draw:layer="layout" svg:width="9.484cm" svg:height="3.172cm" svg:x="3.927cm" svg:y="21.227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shaft <text:s text:c="24"/>: char = blank</text:span><text:span text:style-name="T10"> </text:span><text:span text:style-name="T9"><text:line-break/></text:span><text:span text:style-name="T9"> . lastDoorPosition <text:s text:c="13"/>: char = blank</text:span></text:p>
          <text:p text:style-name="P3"><text:span text:style-name="T11"><text:s/></text:span><text:span text:style-name="T11">. lastDoorTime <text:s text:c="17"/>: unsigned int = 0</text:span></text:p>
          <text:p text:style-name="P3"><text:span text:style-name="T9"><text:s/></text:span><text:span text:style-name="T9">. lastTimeDifferential <text:s text:c="9"/>: unsigned int = 0 </text:span></text:p>
        </draw:rect>
        <draw:connector draw:style-name="gr6" draw:text-style-name="P3" draw:layer="layout" svg:x1="21.54cm" svg:y1="6.123cm" svg:x2="21.5cm" svg:y2="7.918cm" draw:start-shape="id24" draw:end-shape="id25" draw:end-glue-point="0" svg:d="M21540 6123v897h-40v898">
          <text:p text:style-name="P3">START / [2200]</text:p>
        </draw:connector>
        <draw:ellipse draw:style-name="_5f_INITIAL_5f_STATE" xml:id="id24" draw:id="id24" draw:layer="layout" svg:width="0.72cm" svg:height="0.609cm" svg:x="21.18cm" svg:y="5.514cm">
          <text:p/>
        </draw:ellipse>
        <draw:connector draw:style-name="gr11" draw:text-style-name="P3" draw:layer="layout" svg:x1="20.578cm" svg:y1="8.327cm" svg:x2="9.9cm" svg:y2="11.118cm" draw:start-shape="id25" draw:start-glue-point="3" draw:end-shape="id26" draw:end-glue-point="0" svg:d="M20578 8327h-10678v2791">
          <text:p text:style-name="P3">MODELED_DOOR_POSITION(position) <text:s/>/ [2201]</text:p>
        </draw:connector>
        <draw:custom-shape draw:style-name="gr9" draw:text-style-name="P3" xml:id="id25" draw:id="id25" draw:layer="layout" svg:width="1.844cm" svg:height="0.819cm" svg:x="20.578cm" svg:y="7.918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Ready</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26" draw:id="id26" draw:layer="layout" svg:width="5.718cm" svg:height="0.819cm" svg:x="7.041cm" svg:y="11.118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door_posi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27" draw:id="id27" draw:layer="layout" svg:width="7.657cm" svg:height="0.819cm" svg:x="30.575cm" svg:y="11.118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modeled_door_posi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svg:x1="22.422cm" svg:y1="8.327cm" svg:x2="33.583cm" svg:y2="11.118cm" draw:start-shape="id25" draw:start-glue-point="1" draw:end-shape="id27" draw:end-glue-point="14" svg:d="M22422 8327h11161v2791">
          <text:p text:style-name="P3">DOOR_POSITION(position) <text:s/>/ [2203]</text:p>
        </draw:connector>
        <draw:connector draw:style-name="gr17" draw:text-style-name="P3" draw:layer="layout" svg:x1="30.575cm" svg:y1="11.527cm" svg:x2="22.326cm" svg:y2="8.736cm" draw:start-shape="id27" draw:start-glue-point="3" draw:end-shape="id25" draw:end-glue-point="9" svg:d="M30575 11527h-8249v-2791">
          <text:p text:style-name="P3">MODELED_DOOR_POSITION(position) <text:s/>/ [2204]</text:p>
        </draw:connector>
        <draw:connector draw:style-name="gr17" draw:text-style-name="P3" draw:layer="layout" svg:x1="12.759cm" svg:y1="11.527cm" svg:x2="20.62cm" svg:y2="8.736cm" draw:start-shape="id26" draw:start-glue-point="1" draw:end-shape="id25" draw:end-glue-point="19" svg:d="M12759 11527h7861v-2791">
          <text:p text:style-name="P3">DOOR_POSITION(position) <text:s/>/ [2202]</text:p>
        </draw:connector>
        <draw:connector draw:style-name="gr17" draw:text-style-name="P3" draw:layer="layout" draw:line-skew="1.817cm" svg:x1="9.9cm" svg:y1="11.937cm" svg:x2="20.961cm" svg:y2="8.736cm" draw:start-shape="id26" draw:start-glue-point="2" draw:end-shape="id25" draw:end-glue-point="21" svg:d="M9900 11937v2318h11061v-5519">
          <text:p text:style-name="P3">TO_READY / [2205]</text:p>
        </draw:connector>
        <draw:connector draw:style-name="gr17" draw:text-style-name="P3" draw:layer="layout" draw:line-skew="1.817cm" svg:x1="33.583cm" svg:y1="11.936cm" svg:x2="21.985cm" svg:y2="8.736cm" draw:start-shape="id27" draw:start-glue-point="23" draw:end-shape="id25" draw:end-glue-point="7" svg:d="M33583 11936v2319h-11598v-5519">
          <text:p text:style-name="P3">TO_READY / [2207]</text:p>
        </draw:connector>
        <draw:connector draw:style-name="gr18" draw:text-style-name="P3" draw:layer="layout" draw:line-skew="2.452cm" svg:x1="36.418cm" svg:y1="11.936cm" svg:x2="37.836cm" svg:y2="11.936cm" draw:start-shape="id27" draw:start-glue-point="7" draw:end-shape="id27" draw:end-glue-point="9" svg:d="M36418 11936v2954h1418v-2954">
          <text:p text:style-name="P3">DOOR_POSITION(position) <text:s/>/ [2206]</text:p>
        </draw:connector>
        <draw:connector draw:style-name="gr17" draw:text-style-name="P3" draw:layer="layout" draw:line-skew="4.992cm" svg:x1="8.229cm" svg:y1="11.936cm" svg:x2="21.303cm" svg:y2="8.736cm" draw:start-shape="id26" draw:start-glue-point="21" draw:end-shape="id25" draw:end-glue-point="23" svg:d="M8229 11936v5494h13074v-8694">
          <text:p text:style-name="P3">TIMEOUT / [2208]</text:p>
        </draw:connector>
        <draw:connector draw:style-name="gr17" draw:text-style-name="P3" draw:layer="layout" draw:line-skew="4.992cm" svg:x1="35cm" svg:y1="11.936cm" svg:x2="21.643cm" svg:y2="8.736cm" draw:start-shape="id27" draw:start-glue-point="11" draw:end-shape="id25" draw:end-glue-point="11" svg:d="M35000 11936v5494h-13357v-8694">
          <text:p text:style-name="P3">TIMEOUT / [2209]</text:p>
        </draw:connector>
      </draw:page>
      <draw:page draw:name="Door" draw:style-name="dp1" draw:master-page-name="Default">
        <office:forms form:automatic-focus="false" form:apply-design-mode="false"/>
        <draw:frame draw:style-name="gr2" draw:text-style-name="P9" draw:layer="layout" svg:width="3.833cm" svg:height="1.432cm" svg:x="39.041cm" svg:y="0.305cm">
          <draw:text-box>
            <text:p text:style-name="P8"><text:span text:style-name="T2">Door </text:span></text:p>
          </draw:text-box>
        </draw:frame>
        <draw:connector draw:style-name="gr6" draw:text-style-name="P3" draw:layer="layout" svg:x1="25.04cm" svg:y1="3.421cm" svg:x2="25.048cm" svg:y2="5.474cm" draw:start-shape="id28" draw:end-shape="id29" draw:end-glue-point="0" svg:d="M25040 3421v1026h8v1027">
          <text:p text:style-name="P3">START / [1500]</text:p>
        </draw:connector>
        <draw:ellipse draw:style-name="_5f_INITIAL_5f_STATE" xml:id="id28" draw:id="id28" draw:layer="layout" svg:width="0.72cm" svg:height="0.609cm" svg:x="24.68cm" svg:y="2.812cm">
          <text:p/>
        </draw:ellipse>
        <draw:custom-shape draw:style-name="gr14" draw:text-style-name="P11" xml:id="id29" draw:id="id29" draw:layer="layout" svg:width="3.626cm" svg:height="0.819cm" svg:x="23.235cm" svg:y="5.474cm">
          <text:p text:style-name="P3"><text:span text:style-name="T13">Door_is_clos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30" draw:id="id30" draw:layer="layout" svg:width="4.215cm" svg:height="0.819cm" svg:x="22.941cm" svg:y="8.575cm">
          <text:p text:style-name="P3"><text:span text:style-name="T13">Door_is_unlocking</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25.048cm" svg:y1="6.293cm" svg:x2="25.048cm" svg:y2="8.575cm" draw:start-shape="id29" draw:start-glue-point="2" draw:end-shape="id30" draw:end-glue-point="0" svg:d="M25048 6293v2282">
          <text:p text:style-name="P3">UNLOCK / [1501]</text:p>
        </draw:connector>
        <draw:rect draw:style-name="gr8" draw:text-style-name="P10" draw:layer="layout" svg:width="9.484cm" svg:height="6.985cm" svg:x="3.728cm" svg:y="19.355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doorClosed <text:s text:c="14"/>: bool = false</text:span></text:p>
          <text:p text:style-name="P3"><text:span text:style-name="T9"><text:s/></text:span><text:span text:style-name="T9">. emergencyHold <text:s text:c="11"/>: bool = false</text:span></text:p>
          <text:p text:style-name="P3"><text:span text:style-name="T9"><text:s/></text:span><text:span text:style-name="T9">. held <text:s text:c="20"/>: bool = false</text:span></text:p>
          <text:p text:style-name="P3"><text:span text:style-name="T9"><text:s/></text:span><text:span text:style-name="T9">. lockRequested <text:s text:c="11"/>: bool = false</text:span></text:p>
          <text:p text:style-name="P3"><text:span text:style-name="T11"><text:s/></text:span><text:span text:style-name="T11">. myCabin <text:s text:c="17"/>: Cabin_Model * = 0</text:span></text:p>
          <text:p text:style-name="P3"><text:span text:style-name="T11"><text:s/></text:span><text:span text:style-name="T11">. mySignalIo <text:s text:c="14"/>: Signal_IO_Model * = 0</text:span></text:p>
          <text:p text:style-name="P3"><text:span text:style-name="T9"><text:s/></text:span><text:span text:style-name="T9">. openWaitTime <text:s text:c="12"/>: unsigned int = 0</text:span></text:p>
          <text:p text:style-name="P3"><text:span text:style-name="T9"><text:s/></text:span><text:span text:style-name="T9">. retries <text:s text:c="17"/>: int = 0 </text:span></text:p>
          <text:p text:style-name="P3"><text:span text:style-name="T11"><text:s/></text:span><text:span text:style-name="T11">_____________________________________________________</text:span><text:span text:style-name="T14"> </text:span><text:span text:style-name="T11"><text:line-break/></text:span><text:span text:style-name="T11"> </text:span><text:span text:style-name="T11"><text:line-break/></text:span><text:span text:style-name="T11"> . IsDoorClosed() <text:s text:c="28"/>: bool</text:span></text:p>
          <text:p text:style-name="P3"><text:span text:style-name="T11"><text:s/></text:span><text:span text:style-name="T11">. SetLockRequested(lockRequested:bool) <text:s text:c="6"/>: void</text:span></text:p>
          <text:p text:style-name="P3"><text:span text:style-name="T11"><text:s/></text:span><text:span text:style-name="T11">. SetMyCabin(myCabin:Cabin_Model*) <text:s text:c="10"/>: void</text:span></text:p>
          <text:p text:style-name="P3"><text:span text:style-name="T11"><text:s/></text:span><text:span text:style-name="T11">. SetMySignalIo(mySignalIo:Signal_IO_Model*) : void</text:span></text:p>
        </draw:rect>
        <draw:custom-shape draw:style-name="gr14" draw:text-style-name="P11" xml:id="id31" draw:id="id31" draw:layer="layout" svg:width="3.914cm" svg:height="0.819cm" svg:x="23.092cm" svg:y="11.876cm">
          <text:p text:style-name="P3"><text:span text:style-name="T13">Door_is_opening</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34" draw:id="id34" draw:layer="layout" svg:width="3.817cm" svg:height="0.819cm" svg:x="23.14cm" svg:y="18.577cm">
          <text:p text:style-name="P3"><text:span text:style-name="T13">Door_is_open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36" draw:id="id36" draw:layer="layout" svg:width="4.583cm" svg:height="0.819cm" svg:x="22.795cm" svg:y="25.089cm">
          <text:p text:style-name="P3"><text:span text:style-name="T13">Door_is_half_clos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25.048cm" svg:y1="9.394cm" svg:x2="25.049cm" svg:y2="11.876cm" draw:start-shape="id30" draw:start-glue-point="2" draw:end-shape="id31" draw:end-glue-point="0" svg:d="M25048 9394v1241h1v1241">
          <text:p text:style-name="P3">OPEN / [1504]</text:p>
        </draw:connector>
        <draw:custom-shape draw:style-name="gr14" draw:text-style-name="P11" xml:id="id32" draw:id="id32" draw:layer="layout" svg:width="3.626cm" svg:height="0.819cm" svg:x="9.035cm" svg:y="5.479cm">
          <text:p text:style-name="P3"><text:span text:style-name="T13">Door_is_lock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23.235cm" svg:y1="5.883cm" svg:x2="12.661cm" svg:y2="5.888cm" draw:start-shape="id29" draw:start-glue-point="3" draw:end-shape="id32" draw:end-glue-point="1" svg:d="M23235 5883h-5287v5h-5287">
          <text:p text:style-name="P3">LOCK / [1502]</text:p>
        </draw:connector>
        <draw:connector draw:style-name="gr7" draw:text-style-name="P3" draw:layer="layout" svg:x1="10.848cm" svg:y1="6.298cm" svg:x2="22.941cm" svg:y2="8.984cm" draw:start-shape="id32" draw:start-glue-point="2" draw:end-shape="id30" draw:end-glue-point="3" svg:d="M10848 6298v2686h12093">
          <text:p text:style-name="P3">UNLOCK / [1503]</text:p>
        </draw:connector>
        <draw:connector draw:style-name="gr6" draw:text-style-name="P3" draw:layer="layout" svg:x1="25.049cm" svg:y1="12.695cm" svg:x2="25.048cm" svg:y2="15.178cm" draw:start-shape="id31" draw:start-glue-point="2" draw:end-shape="id33" draw:end-glue-point="0" svg:d="M25049 12695v1241h-1v1242">
          <text:p text:style-name="P3">DOOR_IS_HALF_OPEN / [1508]</text:p>
        </draw:connector>
        <draw:connector draw:style-name="gr6" draw:text-style-name="P3" draw:layer="layout" svg:x1="25.048cm" svg:y1="19.396cm" svg:x2="25.048cm" svg:y2="21.879cm" draw:start-shape="id34" draw:start-glue-point="2" draw:end-shape="id35" draw:end-glue-point="0" svg:d="M25048 19396v2483">
          <text:p text:style-name="P3">CLOSE / [1506]</text:p>
        </draw:connector>
        <draw:connector draw:style-name="gr7" draw:text-style-name="P3" draw:layer="layout" draw:line-skew="5.049cm" svg:x1="27.378cm" svg:y1="25.498cm" svg:x2="26.861cm" svg:y2="5.883cm" draw:start-shape="id36" draw:start-glue-point="1" draw:end-shape="id29" draw:end-glue-point="1" svg:d="M27378 25498h5550v-19615h-6067">
          <text:p text:style-name="P3">DOOR_IS_CLOSED / [1507]</text:p>
        </draw:connector>
        <draw:custom-shape draw:style-name="gr14" draw:text-style-name="P11" xml:id="id33" draw:id="id33" draw:layer="layout" svg:width="4.774cm" svg:height="0.819cm" svg:x="22.661cm" svg:y="15.178cm">
          <text:p text:style-name="P3"><text:span text:style-name="T13">Door_is_half_open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25.048cm" svg:y1="15.997cm" svg:x2="25.048cm" svg:y2="18.577cm" draw:start-shape="id33" draw:start-glue-point="2" draw:end-shape="id34" draw:end-glue-point="0" svg:d="M25048 15997v2580">
          <text:p text:style-name="P3">DOOR_IS_OPEN / [1505]</text:p>
        </draw:connector>
        <draw:custom-shape draw:style-name="gr14" draw:text-style-name="P11" xml:id="id35" draw:id="id35" draw:layer="layout" svg:width="3.724cm" svg:height="0.819cm" svg:x="23.186cm" svg:y="21.879cm">
          <text:p text:style-name="P3"><text:span text:style-name="T13">Door_is_closing</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25.048cm" svg:y1="22.698cm" svg:x2="25.086cm" svg:y2="25.089cm" draw:start-shape="id35" draw:start-glue-point="2" draw:end-shape="id36" draw:end-glue-point="0" svg:d="M25048 22698v1195h38v1196">
          <text:p text:style-name="P3">DOOR_IS_HALF_CLOSED / [1509]</text:p>
        </draw:connector>
      </draw:page>
      <draw:page draw:name="EVT_Configuration" draw:style-name="dp1" draw:master-page-name="Default">
        <office:forms form:automatic-focus="false" form:apply-design-mode="false"/>
        <draw:frame draw:style-name="gr19" draw:text-style-name="P12" draw:layer="layout" svg:width="9.548cm" svg:height="1.462cm" svg:x="33.325cm" svg:y="0.305cm">
          <draw:text-box>
            <text:p text:style-name="P3"><text:span text:style-name="T15">EVT_Configuration </text:span></text:p>
          </draw:text-box>
        </draw:frame>
        <draw:connector draw:style-name="gr6" draw:text-style-name="P3" draw:layer="layout" svg:x1="16.769cm" svg:y1="2.819cm" svg:x2="16.778cm" svg:y2="4.972cm" draw:start-shape="id37" draw:end-shape="id38" draw:end-glue-point="0" svg:d="M16769 2819v1076h9v1077">
          <text:p text:style-name="P3">START / [1000]</text:p>
        </draw:connector>
        <draw:ellipse draw:style-name="_5f_INITIAL_5f_STATE" xml:id="id37" draw:id="id37" draw:layer="layout" svg:width="0.72cm" svg:height="0.609cm" svg:x="16.409cm" svg:y="2.21cm">
          <text:p/>
        </draw:ellipse>
        <draw:custom-shape draw:style-name="gr14" draw:text-style-name="P11" xml:id="id38" draw:id="id38" draw:layer="layout" svg:width="9.227cm" svg:height="0.819cm" svg:x="12.165cm" svg:y="4.972cm">
          <text:p text:style-name="P3"><text:span text:style-name="T13">Waiting_for_maximum_building_dimensions</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39" draw:id="id39" draw:layer="layout" svg:width="5.324cm" svg:height="0.819cm" svg:x="14.12cm" svg:y="7.475cm">
          <text:p text:style-name="P3"><text:span text:style-name="T13">Waiting_for_floor_labels</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0" draw:id="id40" draw:layer="layout" svg:width="4.769cm" svg:height="0.819cm" svg:x="14.398cm" svg:y="10.075cm">
          <text:p text:style-name="P3"><text:span text:style-name="T13">Ready_to_randomize</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5" draw:id="id45" draw:layer="layout" svg:width="6.666cm" svg:height="0.819cm" svg:x="13.436cm" svg:y="20.314cm">
          <text:p text:style-name="P3"><text:span text:style-name="T13">Setting_door_open_close_time</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6" draw:id="id46" draw:layer="layout" svg:width="4.499cm" svg:height="0.819cm" svg:x="14.497cm" svg:y="22.715cm">
          <text:p text:style-name="P3"><text:span text:style-name="T13">Setting_floor_height</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7" draw:id="id47" draw:layer="layout" svg:width="7.127cm" svg:height="0.819cm" svg:x="23.419cm" svg:y="22.708cm">
          <text:p text:style-name="P3"><text:span text:style-name="T13">Setting_maximum_cabin_velocity</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8" draw:id="id48" draw:layer="layout" svg:width="7.331cm" svg:height="0.819cm" svg:x="23.309cm" svg:y="20.187cm">
          <text:p text:style-name="P3"><text:span text:style-name="T13">Setting_maximum_close_attempts</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9" draw:id="id49" draw:layer="layout" svg:width="6.78cm" svg:height="0.819cm" svg:x="23.584cm" svg:y="17.774cm">
          <text:p text:style-name="P3"><text:span text:style-name="T13">Setting_normal_door_wait_time</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54" draw:id="id54" draw:layer="layout" svg:width="5.08cm" svg:height="0.819cm" svg:x="24.465cm" svg:y="4.976cm">
          <text:p text:style-name="P3"><text:span text:style-name="T13">Test_is_complet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53" draw:id="id53" draw:layer="layout" svg:width="3.995cm" svg:height="0.819cm" svg:x="25.025cm" svg:y="7.576cm">
          <text:p text:style-name="P3"><text:span text:style-name="T13">Test_in_progress</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52" draw:id="id52" draw:layer="layout" svg:width="5.684cm" svg:height="0.819cm" svg:x="24.164cm" svg:y="10.076cm">
          <text:p text:style-name="P3"><text:span text:style-name="T13">Configuration_establish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51" draw:id="id51" draw:layer="layout" svg:width="5.515cm" svg:height="0.819cm" svg:x="24.242cm" svg:y="12.567cm">
          <text:p text:style-name="P3"><text:span text:style-name="T13">Setting_block_clear_time</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50" draw:id="id50" draw:layer="layout" svg:width="7.796cm" svg:height="0.819cm" svg:x="23.107cm" svg:y="15.176cm">
          <text:p text:style-name="P3"><text:span text:style-name="T13">Setting_minimum_stopping_distance</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55" draw:id="id55" draw:layer="layout" svg:width="3.745cm" svg:height="0.819cm" svg:x="34.835cm" svg:y="10.062cm">
          <text:p text:style-name="P3"><text:span text:style-name="T13">Test_is_abort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2" draw:id="id42" draw:layer="layout" svg:width="5.735cm" svg:height="0.819cm" svg:x="4.416cm" svg:y="12.576cm">
          <text:p text:style-name="P3"><text:span text:style-name="T13">Setting_number_of_shafts</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3" draw:id="id43" draw:layer="layout" svg:width="4.452cm" svg:height="0.819cm" svg:x="5.063cm" svg:y="15.176cm">
          <text:p text:style-name="P3"><text:span text:style-name="T13">Setting_floor_labels</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1" draw:id="id41" draw:layer="layout" svg:width="5.633cm" svg:height="0.819cm" svg:x="4.468cm" svg:y="10.077cm">
          <text:p text:style-name="P3"><text:span text:style-name="T13">Setting_number_of_floors</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44" draw:id="id44" draw:layer="layout" svg:width="5.828cm" svg:height="0.819cm" svg:x="4.371cm" svg:y="17.777cm">
          <text:p text:style-name="P3"><text:span text:style-name="T13">Setting_ground_floor_level</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6.778cm" svg:y1="5.791cm" svg:x2="16.782cm" svg:y2="7.475cm" draw:start-shape="id38" draw:start-glue-point="2" draw:end-shape="id39" draw:end-glue-point="0" svg:d="M16778 5791v842h4v842">
          <text:p text:style-name="P3">MAX_BLDG_DIMS_RECEIVED(#floors+#elevators, *|groundFloor) / [1001]</text:p>
        </draw:connector>
        <draw:connector draw:style-name="gr6" draw:text-style-name="P3" draw:layer="layout" svg:x1="14.398cm" svg:y1="10.484cm" svg:x2="10.101cm" svg:y2="10.486cm" draw:start-shape="id40" draw:start-glue-point="3" draw:end-shape="id41" draw:end-glue-point="1" svg:d="M14398 10484h-2149v2h-2148">
          <text:p text:style-name="P3">SET_FLOOR_COUNT</text:p>
          <text:p text:style-name="P3"><text:s text:c="12"/>/ [1004]</text:p>
        </draw:connector>
        <draw:connector draw:style-name="gr6" draw:text-style-name="P3" draw:layer="layout" svg:x1="7.284cm" svg:y1="10.896cm" svg:x2="7.283cm" svg:y2="12.576cm" draw:start-shape="id41" draw:start-glue-point="2" draw:end-shape="id42" draw:end-glue-point="0" svg:d="M7284 10896v840h-1v840">
          <text:p text:style-name="P3">SET_SHAFT_COUNT / [1005]</text:p>
        </draw:connector>
        <draw:connector draw:style-name="gr6" draw:text-style-name="P3" draw:layer="layout" svg:x1="7.283cm" svg:y1="13.395cm" svg:x2="7.289cm" svg:y2="15.176cm" draw:start-shape="id42" draw:start-glue-point="2" draw:end-shape="id43" draw:end-glue-point="0" svg:d="M7283 13395v890h6v891">
          <text:p text:style-name="P3">SET_FLOOR_LABELS / [1006]</text:p>
        </draw:connector>
        <draw:connector draw:style-name="gr6" draw:text-style-name="P3" draw:layer="layout" svg:x1="7.289cm" svg:y1="15.995cm" svg:x2="7.285cm" svg:y2="17.777cm" draw:start-shape="id43" draw:start-glue-point="2" draw:end-shape="id44" draw:end-glue-point="0" svg:d="M7289 15995v891h-4v891">
          <text:p text:style-name="P3">SET_GROUND_FLOOR / [1007]</text:p>
        </draw:connector>
        <draw:connector draw:style-name="gr21" draw:text-style-name="P3" draw:layer="layout" svg:x1="7.285cm" svg:y1="18.596cm" svg:x2="13.436cm" svg:y2="20.723cm" draw:start-shape="id44" draw:start-glue-point="2" draw:end-shape="id45" draw:end-glue-point="3" svg:d="M7285 18596v2127h6151">
          <text:p text:style-name="P3">DONE / [1003]</text:p>
        </draw:connector>
        <draw:connector draw:style-name="gr6" draw:text-style-name="P3" draw:layer="layout" svg:x1="16.769cm" svg:y1="21.133cm" svg:x2="16.746cm" svg:y2="22.715cm" draw:start-shape="id45" draw:start-glue-point="2" draw:end-shape="id46" draw:end-glue-point="0" svg:d="M16769 21133v791h-23v791">
          <text:p text:style-name="P3">DONE / [1008]</text:p>
        </draw:connector>
        <draw:connector draw:style-name="gr22" draw:text-style-name="P3" draw:layer="layout" svg:x1="18.996cm" svg:y1="23.124cm" svg:x2="23.419cm" svg:y2="23.117cm" draw:start-shape="id46" draw:start-glue-point="1" draw:end-shape="id47" draw:end-glue-point="3" svg:d="M18996 23124h2211v-7h2212">
          <text:p text:style-name="P3">DONE / [1009]</text:p>
        </draw:connector>
        <draw:connector draw:style-name="gr6" draw:text-style-name="P3" draw:layer="layout" svg:x1="26.982cm" svg:y1="22.708cm" svg:x2="26.974cm" svg:y2="21.006cm" draw:start-shape="id47" draw:start-glue-point="0" draw:end-shape="id48" draw:end-glue-point="2" svg:d="M26982 22708v-851h-8v-851">
          <text:p text:style-name="P3">DONE / [1010]</text:p>
        </draw:connector>
        <draw:connector draw:style-name="gr6" draw:text-style-name="P3" draw:layer="layout" svg:x1="26.974cm" svg:y1="20.187cm" svg:x2="26.974cm" svg:y2="18.593cm" draw:start-shape="id48" draw:start-glue-point="0" draw:end-shape="id49" draw:end-glue-point="2" svg:d="M26974 20187v-1594">
          <text:p text:style-name="P3">DONE / [1011]</text:p>
        </draw:connector>
        <draw:connector draw:style-name="gr6" draw:text-style-name="P3" draw:layer="layout" svg:x1="26.974cm" svg:y1="17.774cm" svg:x2="27.005cm" svg:y2="15.995cm" draw:start-shape="id49" draw:start-glue-point="0" draw:end-shape="id50" draw:end-glue-point="2" svg:d="M26974 17774v-890h31v-889">
          <text:p text:style-name="P3">DONE / [1012]</text:p>
        </draw:connector>
        <draw:connector draw:style-name="gr6" draw:text-style-name="P3" draw:layer="layout" svg:x1="27.005cm" svg:y1="15.176cm" svg:x2="26.999cm" svg:y2="13.386cm" draw:start-shape="id50" draw:start-glue-point="0" draw:end-shape="id51" draw:end-glue-point="2" svg:d="M27005 15176v-895h-6v-895">
          <text:p text:style-name="P3">DONE / [1013]</text:p>
        </draw:connector>
        <draw:connector draw:style-name="gr6" draw:text-style-name="P3" draw:layer="layout" svg:x1="26.999cm" svg:y1="12.567cm" svg:x2="27.006cm" svg:y2="10.895cm" draw:start-shape="id51" draw:start-glue-point="0" draw:end-shape="id52" draw:end-glue-point="2" svg:d="M26999 12567v-836h7v-836">
          <text:p text:style-name="P3">DONE / [1014]</text:p>
        </draw:connector>
        <draw:connector draw:style-name="gr6" draw:text-style-name="P3" draw:layer="layout" svg:x1="27.006cm" svg:y1="10.076cm" svg:x2="27.022cm" svg:y2="8.395cm" draw:start-shape="id52" draw:start-glue-point="0" draw:end-shape="id53" draw:end-glue-point="2" svg:d="M27006 10076v-841h16v-840">
          <text:p text:style-name="P3">BEGIN_TEST / [1015]</text:p>
        </draw:connector>
        <draw:connector draw:style-name="gr6" draw:text-style-name="P3" draw:layer="layout" svg:x1="27.022cm" svg:y1="7.576cm" svg:x2="27.005cm" svg:y2="5.795cm" draw:start-shape="id53" draw:start-glue-point="0" draw:end-shape="id54" draw:end-glue-point="2" svg:d="M27022 7576v-891h-17v-890">
          <text:p text:style-name="P3">END_TEST / [1016]</text:p>
        </draw:connector>
        <draw:connector draw:style-name="gr23" draw:text-style-name="P3" draw:layer="layout" svg:x1="29.848cm" svg:y1="10.485cm" svg:x2="34.835cm" svg:y2="10.471cm" draw:start-shape="id52" draw:start-glue-point="1" draw:end-shape="id55" draw:end-glue-point="3" svg:d="M29848 10485h2494v-14h2493">
          <text:p text:style-name="P3">ABORT_TEST / [1017]</text:p>
        </draw:connector>
        <draw:connector draw:style-name="gr6" draw:text-style-name="P3" draw:layer="layout" svg:x1="16.782cm" svg:y1="10.894cm" svg:x2="16.769cm" svg:y2="20.314cm" draw:start-shape="id40" draw:start-glue-point="2" draw:end-shape="id45" draw:end-glue-point="0" svg:d="M16782 10894v4710h-13v4710">
          <text:p text:style-name="P3">DONE / [1003]</text:p>
        </draw:connector>
        <draw:connector draw:style-name="gr6" draw:text-style-name="P3" draw:layer="layout" svg:x1="16.782cm" svg:y1="8.294cm" svg:x2="16.782cm" svg:y2="10.075cm" draw:start-shape="id39" draw:start-glue-point="2" draw:end-shape="id40" draw:end-glue-point="0" svg:d="M16782 8294v1781">
          <text:p text:style-name="P3">FLOOR_LABELS_RECEIVED / [1002]</text:p>
        </draw:connector>
        <draw:custom-shape draw:style-name="gr14" draw:text-style-name="P11" xml:id="id56" draw:id="id56" draw:layer="layout" svg:width="5.637cm" svg:height="0.819cm" svg:x="33.843cm" svg:y="7.552cm">
          <text:p text:style-name="P3"><text:span text:style-name="T13">Test_is_stopped_by_user</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3" draw:layer="layout" svg:x1="29.02cm" svg:y1="7.985cm" svg:x2="33.843cm" svg:y2="7.961cm" draw:start-shape="id53" draw:start-glue-point="1" draw:end-shape="id56" draw:end-glue-point="3" svg:d="M29020 7985h2411v-24h2412">
          <text:p text:style-name="P3">QUIT_TEST / [1018]</text:p>
        </draw:connector>
      </draw:page>
      <draw:page draw:name="EVT_Show" draw:style-name="dp1" draw:master-page-name="Default">
        <office:forms form:automatic-focus="false" form:apply-design-mode="false"/>
        <draw:frame draw:style-name="gr19" draw:text-style-name="P12" draw:layer="layout" svg:width="5.738cm" svg:height="1.462cm" svg:x="37.135cm" svg:y="0.306cm">
          <draw:text-box>
            <text:p text:style-name="P3"><text:span text:style-name="T15">EVT_Show </text:span></text:p>
          </draw:text-box>
        </draw:frame>
        <draw:connector draw:style-name="gr6" draw:text-style-name="P3" draw:layer="layout" svg:x1="16.805cm" svg:y1="2.819cm" svg:x2="16.813cm" svg:y2="4.972cm" draw:start-shape="id57" draw:end-shape="id58" draw:end-glue-point="0" svg:d="M16805 2819v1076h8v1077">
          <text:p text:style-name="P3">START / [1100]</text:p>
        </draw:connector>
        <draw:ellipse draw:style-name="_5f_INITIAL_5f_STATE" xml:id="id57" draw:id="id57" draw:layer="layout" svg:width="0.72cm" svg:height="0.609cm" svg:x="16.445cm" svg:y="2.21cm">
          <text:p/>
        </draw:ellipse>
        <draw:custom-shape draw:style-name="gr14" draw:text-style-name="P11" xml:id="id58" draw:id="id58" draw:layer="layout" svg:width="4.956cm" svg:height="0.819cm" svg:x="14.335cm" svg:y="4.972cm">
          <text:p text:style-name="P3"><text:span text:style-name="T13">Waiting_to_begin_test</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59" draw:id="id59" draw:layer="layout" svg:width="3.737cm" svg:height="0.819cm" svg:x="14.945cm" svg:y="9.473cm">
          <text:p text:style-name="P3"><text:span text:style-name="T13">Ready_to_show</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6.813cm" svg:y1="5.791cm" svg:x2="16.813cm" svg:y2="9.473cm" draw:start-shape="id58" draw:start-glue-point="2" draw:end-shape="id59" draw:end-glue-point="0" svg:d="M16813 5791v3682">
          <text:p text:style-name="P3">BEGIN_TEST / [1101]</text:p>
        </draw:connector>
        <draw:connector draw:style-name="gr7" draw:text-style-name="P3" draw:layer="layout" draw:line-skew="2.829cm" svg:x1="16.813cm" svg:y1="10.292cm" svg:x2="14.945cm" svg:y2="9.882cm" draw:start-shape="id59" draw:start-glue-point="2" draw:end-shape="id59" draw:end-glue-point="3" svg:d="M16813 10292v3330h-2370v-3740h502">
          <text:p text:style-name="P3">SHOW_IT / [1102]</text:p>
        </draw:connector>
        <draw:custom-shape draw:style-name="gr14" draw:text-style-name="P11" xml:id="id60" draw:id="id60" draw:layer="layout" svg:width="5.515cm" svg:height="0.819cm" svg:x="28.856cm" svg:y="9.474cm">
          <text:p text:style-name="P3"><text:span text:style-name="T13">Test_output_is_complete</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8.682cm" svg:y1="9.882cm" svg:x2="28.856cm" svg:y2="9.883cm" draw:start-shape="id59" draw:start-glue-point="1" draw:end-shape="id60" draw:end-glue-point="3" svg:d="M18682 9882h5087v1h5087">
          <text:p text:style-name="P3">END_TEST / [1103]</text:p>
        </draw:connector>
        <draw:connector draw:style-name="gr7" draw:text-style-name="P3" draw:layer="layout" draw:line-skew="6.004cm" svg:x1="16.813cm" svg:y1="10.292cm" svg:x2="14.945cm" svg:y2="9.882cm" draw:start-shape="id59" draw:start-glue-point="2" draw:end-shape="id59" draw:end-glue-point="3" svg:d="M16813 10292v6505h-2370v-6915h502">
          <text:p text:style-name="P3">ALERT(alert) / [1104]</text:p>
        </draw:connector>
        <draw:connector draw:style-name="gr7" draw:text-style-name="P3" draw:layer="layout" draw:line-skew="9.215cm" svg:x1="16.813cm" svg:y1="10.292cm" svg:x2="14.945cm" svg:y2="9.882cm" draw:start-shape="id59" draw:start-glue-point="2" draw:end-shape="id59" draw:end-glue-point="3" svg:d="M16813 10292v9716h-2370v-10126h502">
          <text:p text:style-name="P3">QUIESCE_TEST / [1105]</text:p>
        </draw:connector>
        <draw:rect draw:style-name="gr8" draw:text-style-name="P10" draw:layer="layout" svg:width="9.484cm" svg:height="2.54cm" svg:x="4.528cm" svg:y="22.565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quiescent <text:s text:c="15"/>: bool = false </text:span></text:p>
          <text:p text:style-name="P3"><text:span text:style-name="T11"/></text:p>
        </draw:rect>
      </draw:page>
      <draw:page draw:name="Shaft" draw:style-name="dp1" draw:master-page-name="Default">
        <office:forms form:automatic-focus="false" form:apply-design-mode="false"/>
        <draw:frame draw:style-name="gr2" draw:text-style-name="P9" draw:layer="layout" svg:width="3.833cm" svg:height="1.432cm" svg:x="39.041cm" svg:y="0.305cm">
          <draw:text-box>
            <text:p text:style-name="P8"><text:span text:style-name="T2">Shaft </text:span></text:p>
          </draw:text-box>
        </draw:frame>
        <draw:connector draw:style-name="gr6" draw:text-style-name="P3" draw:layer="layout" svg:x1="20.14cm" svg:y1="3.621cm" svg:x2="20.164cm" svg:y2="5.777cm" draw:start-shape="id61" draw:end-shape="id62" draw:end-glue-point="0" svg:d="M20140 3621v1078h24v1078">
          <text:p text:style-name="P3">START / [1600]</text:p>
        </draw:connector>
        <draw:ellipse draw:style-name="_5f_INITIAL_5f_STATE" xml:id="id61" draw:id="id61" draw:layer="layout" svg:width="0.72cm" svg:height="0.609cm" svg:x="19.78cm" svg:y="3.012cm">
          <text:p/>
        </draw:ellipse>
        <draw:connector draw:style-name="gr24" draw:text-style-name="P3" draw:layer="layout" svg:x1="22.716cm" svg:y1="6.595cm" svg:x2="22.581cm" svg:y2="9.377cm" draw:start-shape="id62" draw:start-glue-point="8" draw:end-shape="id63" draw:end-glue-point="4" svg:d="M22716 6595v1391h-135v1391">
          <text:p text:style-name="P3">SERVICE_REQUESTED / [1601]</text:p>
        </draw:connector>
        <draw:rect draw:style-name="gr8" draw:text-style-name="P10" draw:layer="layout" svg:width="9.484cm" svg:height="4.478cm" svg:x="3.828cm" svg:y="21.227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inService <text:s text:c="15"/>: bool = false </text:span></text:p>
          <text:p text:style-name="P3"><text:span text:style-name="T9"><text:s/></text:span><text:span text:style-name="T9">. myCabin <text:s text:c="17"/>: Cabin_Model * = 0</text:span></text:p>
          <text:p text:style-name="P3"><text:span text:style-name="T11"><text:s/></text:span><text:span text:style-name="T11">_____________________________________________________</text:span><text:span text:style-name="T12"> </text:span><text:span text:style-name="T11"><text:line-break/></text:span><text:span text:style-name="T11"> </text:span><text:span text:style-name="T11"><text:line-break/></text:span><text:span text:style-name="T11"> . GetInService() <text:s text:c="10"/>: bool = false</text:span></text:p>
          <text:p text:style-name="P3"><text:span text:style-name="T11"><text:s/></text:span><text:span text:style-name="T11">. GetMyCabin() <text:s text:c="12"/>: Cabin_Model*</text:span></text:p>
          <text:p text:style-name="P3"><text:span text:style-name="T11"><text:s/></text:span><text:span text:style-name="T11">. SetMyCabin(myCabin:Cabin_Model*) : void</text:span></text:p>
        </draw:rect>
        <draw:custom-shape draw:style-name="gr14" draw:text-style-name="P11" xml:id="id64" draw:id="id64" draw:layer="layout" svg:width="4.528cm" svg:height="0.819cm" svg:x="17.885cm" svg:y="12.876cm">
          <text:p text:style-name="P3"><text:span text:style-name="T13">Verifying_in_service</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20.165cm" svg:y1="10.196cm" svg:x2="20.149cm" svg:y2="12.876cm" draw:start-shape="id63" draw:start-glue-point="2" draw:end-shape="id64" draw:end-glue-point="0" svg:d="M20165 10196v1340h-16v1340">
          <text:p text:style-name="P3">DEST_SELECTED(floor, dir) / [1606]</text:p>
        </draw:connector>
        <draw:custom-shape draw:style-name="gr14" draw:text-style-name="P11" xml:id="id65" draw:id="id65" draw:layer="layout" svg:width="6.569cm" svg:height="0.819cm" svg:x="5.064cm" svg:y="12.877cm">
          <text:p text:style-name="P3"><text:span text:style-name="T13">Creating_or_updating_transfer</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draw:line-skew="1.47cm" svg:x1="20.149cm" svg:y1="13.695cm" svg:x2="8.348cm" svg:y2="13.696cm" draw:start-shape="id64" draw:start-glue-point="2" draw:end-shape="id65" svg:d="M20149 13695v1972h-11801v-1971">
          <text:p text:style-name="P3">SET_NEW_DEST(floor, dir) / [1605]</text:p>
        </draw:connector>
        <draw:connector draw:style-name="gr25" draw:text-style-name="P3" draw:layer="layout" svg:x1="8.348cm" svg:y1="12.877cm" svg:x2="16.577cm" svg:y2="6.186cm" draw:start-shape="id65" draw:start-glue-point="0" draw:end-shape="id62" draw:end-glue-point="3" svg:d="M8348 12877v-6691h8229">
          <text:p text:style-name="P3">XFER_UPDATE_REQUESTED / [1604]</text:p>
        </draw:connector>
        <draw:connector draw:style-name="gr26" draw:text-style-name="P3" draw:layer="layout" svg:x1="20.165cm" svg:y1="9.377cm" svg:x2="20.164cm" svg:y2="6.596cm" draw:start-shape="id63" draw:start-glue-point="0" draw:end-shape="id62" draw:end-glue-point="2" svg:d="M20165 9377v-1391h-1v-1390">
          <text:p text:style-name="P3">NO_DEST / [1602]</text:p>
        </draw:connector>
        <draw:connector draw:style-name="gr24" draw:text-style-name="P3" draw:layer="layout" svg:x1="17.403cm" svg:y1="6.595cm" svg:x2="17.55cm" svg:y2="9.377cm" draw:start-shape="id62" draw:start-glue-point="20" draw:end-shape="id63" draw:end-glue-point="17" svg:d="M17403 6595v1391h147v1391">
          <text:p text:style-name="P3">TRANSFER_COMPLETED / [1603]</text:p>
        </draw:connector>
        <draw:custom-shape draw:style-name="gr9" draw:text-style-name="P3" xml:id="id62" draw:id="id62" draw:layer="layout" svg:width="7.174cm" svg:height="0.819cm" svg:x="16.577cm" svg:y="5.7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stop_or_call_request</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63" draw:id="id63" draw:layer="layout" svg:width="6.793cm" svg:height="0.819cm" svg:x="16.769cm" svg:y="9.3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Searching_for_best_destina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66" draw:id="id66" draw:layer="layout" svg:width="4.88cm" svg:height="0.819cm" svg:x="32.226cm" svg:y="12.8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Going_out_of_service</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67" draw:id="id67" draw:layer="layout" svg:width="3.555cm" svg:height="0.819cm" svg:x="32.88cm" svg:y="16.675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Out_of_service</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3" draw:layer="layout" svg:x1="23.751cm" svg:y1="6.186cm" svg:x2="34.666cm" svg:y2="12.877cm" draw:start-shape="id62" draw:start-glue-point="1" draw:end-shape="id66" draw:end-glue-point="0" svg:d="M23751 6186h10915v6691">
          <text:p text:style-name="P3">TAKE_OUT_OF_SERVICE / [1608]</text:p>
        </draw:connector>
        <draw:connector draw:style-name="gr27" draw:text-style-name="P3" draw:layer="layout" svg:x1="22.413cm" svg:y1="13.285cm" svg:x2="32.226cm" svg:y2="13.286cm" draw:start-shape="id64" draw:start-glue-point="1" draw:end-shape="id66" draw:end-glue-point="3" svg:d="M22413 13285h4907v1h4906">
          <text:p text:style-name="P3">TAKE_OUT_OF_SERVICE / [1607]</text:p>
        </draw:connector>
        <draw:connector draw:style-name="gr13" draw:text-style-name="P3" draw:layer="layout" svg:x1="32.788cm" svg:y1="13.695cm" svg:x2="33.289cm" svg:y2="16.675cm" draw:start-shape="id66" draw:start-glue-point="20" draw:end-shape="id67" draw:end-glue-point="17" svg:d="M32788 13695v1490h501v1490">
          <text:p text:style-name="P3">TRANSFER_COMPLETED / [1609]</text:p>
        </draw:connector>
        <draw:connector draw:style-name="gr13" draw:text-style-name="P3" draw:layer="layout" svg:x1="36.402cm" svg:y1="13.695cm" svg:x2="35.921cm" svg:y2="16.675cm" draw:start-shape="id66" draw:start-glue-point="8" draw:end-shape="id67" draw:end-glue-point="4" svg:d="M36402 13695v1490h-481v1490">
          <text:p text:style-name="P3">NO_TRANSFER_IN_PROGRESS / [1610]</text:p>
        </draw:connector>
      </draw:page>
      <draw:page draw:name="ShaftLevel" draw:style-name="dp1" draw:master-page-name="Default">
        <office:forms form:automatic-focus="false" form:apply-design-mode="false"/>
        <draw:frame draw:style-name="gr2" draw:text-style-name="P9" draw:layer="layout" svg:width="5.74cm" svg:height="1.432cm" svg:x="37.135cm" svg:y="0.305cm">
          <draw:text-box>
            <text:p text:style-name="P8"><text:span text:style-name="T2">ShaftLevel </text:span></text:p>
          </draw:text-box>
        </draw:frame>
        <draw:connector draw:style-name="gr6" draw:text-style-name="P3" draw:layer="layout" svg:x1="19.69cm" svg:y1="2.119cm" svg:x2="19.681cm" svg:y2="3.806cm" draw:start-shape="id68" draw:end-shape="id69" draw:end-glue-point="0" svg:d="M19690 2119v843h-9v844">
          <text:p text:style-name="P3">START / [1700]</text:p>
        </draw:connector>
        <draw:ellipse draw:style-name="_5f_INITIAL_5f_STATE" xml:id="id68" draw:id="id68" draw:layer="layout" svg:width="0.72cm" svg:height="0.609cm" svg:x="19.33cm" svg:y="1.51cm">
          <text:p/>
        </draw:ellipse>
        <draw:custom-shape draw:style-name="gr14" draw:text-style-name="P3" xml:id="id69" draw:id="id69" draw:layer="layout" svg:width="3.437cm" svg:height="0.819cm" svg:x="17.963cm" svg:y="3.8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Not_<text:span text:style-name="T16">requ</text:span>ested</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3" draw:layer="layout" svg:x1="18.358cm" svg:y1="4.624cm" svg:x2="14.753cm" svg:y2="6.506cm" draw:start-shape="id69" draw:start-glue-point="20" draw:end-shape="id70" draw:end-glue-point="4" svg:d="M18358 4624v941h-3605v941">
          <text:p text:style-name="P3">FLOOR_CALLED(dir) / [1701]</text:p>
        </draw:connector>
        <draw:custom-shape draw:style-name="gr14" draw:text-style-name="P3" xml:id="id70" draw:id="id70" draw:layer="layout" svg:width="5.54cm" svg:height="0.819cm" svg:x="10.012cm" svg:y="6.5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Migrating_t<text:span text:style-name="T16">o_register_</text:span>call</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72" draw:id="id72" draw:layer="layout" svg:width="5.777cm" svg:height="0.819cm" svg:x="23.694cm" svg:y="6.5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Migrating_to_re<text:span text:style-name="T16">gis</text:span>ter_stop</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77" draw:id="id77" draw:layer="layout" svg:width="3.86cm" svg:height="0.819cm" svg:x="22.67cm" svg:y="10.8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Registerin<text:span text:style-name="T16">g_s</text:span>top</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75" draw:id="id75" draw:layer="layout" svg:width="5.655cm" svg:height="0.819cm" svg:x="16.756cm" svg:y="14.8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Announci<text:span text:style-name="T16">ng_</text:span>new_request</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73" draw:id="id73" draw:layer="layout" svg:width="2.174cm" svg:height="0.819cm" svg:x="18.497cm" svg:y="18.8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Pe<text:span text:style-name="T16">nd</text:span>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76" draw:id="id76" draw:layer="layout" svg:width="2.2cm" svg:height="0.819cm" svg:x="18.486cm" svg:y="22.7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Cle<text:span text:style-name="T16">ar</text:span>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74" draw:id="id74" draw:layer="layout" svg:width="3.699cm" svg:height="0.819cm" svg:x="12.537cm" svg:y="10.8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Regis<text:span text:style-name="T16">ter</text:span>ing_call</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xml:id="id71" draw:id="id71" draw:layer="layout" svg:width="5.675cm" svg:height="0.819cm" svg:x="32.847cm" svg:y="18.80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Announcing_n<text:span text:style-name="T16">e</text:span>w_request</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3" draw:layer="layout" svg:x1="37.703cm" svg:y1="18.806cm" svg:x2="21.4cm" svg:y2="4.215cm" draw:start-shape="id71" draw:start-glue-point="4" draw:end-shape="id69" draw:end-glue-point="1" svg:d="M37703 18806v-14591h-16303">
          <text:p text:style-name="P3">ALL_REQUESTS_CLEARED / [1714]</text:p>
        </draw:connector>
        <draw:connector draw:style-name="gr30" draw:text-style-name="P3" draw:layer="layout" svg:x1="20.903cm" svg:y1="4.624cm" svg:x2="24.358cm" svg:y2="6.506cm" draw:start-shape="id69" draw:start-glue-point="8" draw:end-shape="id72" draw:end-glue-point="17" svg:d="M20903 4624v941h3455v941">
          <text:p text:style-name="P3">STOP_REQUESTED / [1713]</text:p>
        </draw:connector>
        <draw:connector draw:style-name="gr31" draw:text-style-name="P3" draw:layer="layout" draw:line-skew="4.32cm" svg:x1="20.558cm" svg:y1="18.806cm" svg:x2="29.172cm" svg:y2="7.324cm" draw:start-shape="id73" draw:start-glue-point="6" draw:end-shape="id72" draw:end-glue-point="9" svg:d="M20558 18806v-1421h8614v-10061">
          <text:p text:style-name="P3">STOP_REQUESTED / [1712]</text:p>
        </draw:connector>
        <draw:connector draw:style-name="gr28" draw:text-style-name="P3" draw:layer="layout" svg:x1="13.727cm" svg:y1="7.324cm" svg:x2="14.386cm" svg:y2="10.806cm" draw:start-shape="id70" draw:start-glue-point="10" draw:end-shape="id74" draw:end-glue-point="0" svg:d="M13727 7324v1741h659v1741">
          <text:p text:style-name="P3">MIGRATED_FOR_CALLED(dir) / [1702]</text:p>
        </draw:connector>
        <draw:connector draw:style-name="gr28" draw:text-style-name="P3" draw:layer="layout" svg:x1="15.359cm" svg:y1="11.624cm" svg:x2="17.93cm" svg:y2="14.806cm" draw:start-shape="id74" draw:start-glue-point="7" draw:end-shape="id75" draw:end-glue-point="16" svg:d="M15359 11624v1591h2571v1591">
          <text:p text:style-name="P3">CALL_REGISTERED / [1703]</text:p>
        </draw:connector>
        <draw:connector draw:style-name="gr28" draw:text-style-name="P3" draw:layer="layout" svg:x1="19.583cm" svg:y1="15.625cm" svg:x2="19.584cm" svg:y2="18.806cm" draw:start-shape="id75" draw:start-glue-point="2" draw:end-shape="id73" draw:end-glue-point="0" svg:d="M19583 15625v1590h1v1591">
          <text:p text:style-name="P3">PENDING / [1704]</text:p>
        </draw:connector>
        <draw:connector draw:style-name="gr28" draw:text-style-name="P3" draw:layer="layout" svg:x1="18.949cm" svg:y1="19.624cm" svg:x2="18.943cm" svg:y2="22.706cm" draw:start-shape="id73" draw:start-glue-point="21" draw:end-shape="id76" draw:end-glue-point="16" svg:d="M18949 19624v1541h-6v1541">
          <text:p text:style-name="P3">SERVICED(dir) / [1706]</text:p>
        </draw:connector>
        <draw:connector draw:style-name="gr28" draw:text-style-name="P3" draw:layer="layout" svg:x1="20.368cm" svg:y1="22.706cm" svg:x2="20.357cm" svg:y2="19.624cm" draw:start-shape="id76" draw:start-glue-point="4" draw:end-shape="id73" draw:end-glue-point="8" svg:d="M20368 22706v-1541h-11v-1541">
          <text:p text:style-name="P3">PENDING / [1707]</text:p>
        </draw:connector>
        <draw:connector draw:style-name="gr15" draw:text-style-name="P3" draw:layer="layout" svg:x1="18.497cm" svg:y1="19.215cm" svg:x2="10.137cm" svg:y2="7.324cm" draw:start-shape="id73" draw:start-glue-point="3" draw:end-shape="id70" draw:end-glue-point="19" svg:d="M18497 19215h-8360v-11891">
          <text:p text:style-name="P3">FLOOR_CALLED(dir) / [1705]</text:p>
        </draw:connector>
        <draw:connector draw:style-name="gr28" draw:text-style-name="P3" draw:layer="layout" svg:x1="20.558cm" svg:y1="19.624cm" svg:x2="32.974cm" svg:y2="19.624cm" draw:start-shape="id73" draw:start-glue-point="9" draw:end-shape="id71" draw:end-glue-point="19" svg:d="M20558 19624v502h12416v-502">
          <text:p text:style-name="P3">XFER_DELETED / [1708]</text:p>
        </draw:connector>
        <draw:connector draw:style-name="gr32" draw:text-style-name="P3" draw:layer="layout" svg:x1="32.847cm" svg:y1="19.215cm" svg:x2="20.671cm" svg:y2="19.215cm" draw:start-shape="id71" draw:start-glue-point="3" draw:end-shape="id73" draw:end-glue-point="1" svg:d="M32847 19215h-12176">
          <text:p text:style-name="P3">CALL_REMAINING / [1709]</text:p>
        </draw:connector>
        <draw:connector draw:style-name="gr28" draw:text-style-name="P3" draw:layer="layout" svg:x1="25.429cm" svg:y1="7.324cm" svg:x2="24.6cm" svg:y2="10.806cm" draw:start-shape="id72" draw:start-glue-point="22" draw:end-shape="id77" svg:d="M25429 7324v1741h-829v1741">
          <text:p text:style-name="P3">MIGRATED_FOR_STOP / [1710]</text:p>
        </draw:connector>
        <draw:connector draw:style-name="gr28" draw:text-style-name="P3" draw:layer="layout" svg:x1="23.472cm" svg:y1="11.624cm" svg:x2="21.595cm" svg:y2="14.806cm" draw:start-shape="id77" draw:start-glue-point="21" draw:end-shape="id75" draw:end-glue-point="4" svg:d="M23472 11624v1591h-1877v1591">
          <text:p text:style-name="P3">STOP_REGISTERED / [1711]</text:p>
        </draw:connector>
        <draw:rect draw:style-name="gr8" draw:text-style-name="P10" draw:layer="layout" svg:width="9.942cm" svg:height="6.985cm" svg:x="2.428cm" svg:y="19.99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floor <text:s text:c="27"/>: char = blank</text:span></text:p>
          <text:p text:style-name="P3"><text:span text:style-name="T9"><text:s/></text:span><text:span text:style-name="T9">. inService <text:s text:c="23"/>: bool = false</text:span></text:p>
          <text:p text:style-name="P3"><text:span text:style-name="T11"><text:s/></text:span><text:span text:style-name="T11">. myCabin <text:s text:c="25"/>: Cabin_Model * = 0</text:span></text:p>
          <text:p text:style-name="P3"><text:span text:style-name="T9"><text:s/></text:span><text:span text:style-name="T9">. shaft <text:s text:c="27"/>: char = blank </text:span></text:p>
          <text:p text:style-name="P3"><text:span text:style-name="T9"><text:s/></text:span><text:span text:style-name="T9">. stopRequested <text:s text:c="19"/>: bool = false</text:span></text:p>
          <text:p text:style-name="P3"><text:span text:style-name="T9"/></text:p>
          <text:p text:style-name="P3"><text:span text:style-name="T11"><text:s/></text:span><text:span text:style-name="T11">_____________________________________________________</text:span><text:span text:style-name="T12"> </text:span><text:span text:style-name="T11"><text:line-break/></text:span><text:span text:style-name="T11"/></text:p>
          <text:p text:style-name="P3"><text:span text:style-name="T11"><text:s/></text:span><text:span text:style-name="T11">. Clear_call(dir:direction) <text:s text:c="7"/>: bool</text:span></text:p>
          <text:p text:style-name="P3"><text:span text:style-name="T11"><text:s/></text:span><text:span text:style-name="T11">. Clear_stop() <text:s text:c="20"/>: void</text:span></text:p>
          <text:p text:style-name="P3"><text:span text:style-name="T11"><text:s/></text:span><text:span text:style-name="T11">. E_clear() <text:s text:c="23"/>: void</text:span></text:p>
          <text:p text:style-name="P3"><text:span text:style-name="T11"><text:s/></text:span><text:span text:style-name="T11">. Floors_requested(dir:direction) <text:s/>: bool</text:span></text:p>
          <text:p text:style-name="P3"><text:span text:style-name="T11"><text:s/></text:span><text:span text:style-name="T11">. Init(floor:char,shaft:char) <text:s text:c="5"/>: void</text:span></text:p>
          <text:p text:style-name="P3"><text:span text:style-name="T11"><text:s/></text:span><text:span text:style-name="T11">. Migrate_Nreq() <text:s text:c="11"/></text:span><text:span text:style-name="T11"><text:tab/></text:span><text:span text:style-name="T11"> <text:s text:c="4"/>: void</text:span></text:p>
          <text:p text:style-name="P3"><text:span text:style-name="T11"><text:s/></text:span><text:span text:style-name="T11">. Migrate_Req() <text:s text:c="12"/></text:span><text:span text:style-name="T11"><text:tab/></text:span><text:span text:style-name="T11"> <text:s text:c="4"/>: void</text:span></text:p>
          <text:p text:style-name="P3"><text:span text:style-name="T11"><text:s/></text:span><text:span text:style-name="T11">. SetMyCabin(myCabin:Cabin_Model*) : void</text:span></text:p>
          <text:p text:style-name="P3"><text:span text:style-name="T11"><text:s/></text:span><text:span text:style-name="T11">. StopRequested() <text:s text:c="17"/>: bool</text:span></text:p>
        </draw:rect>
        <draw:connector draw:style-name="gr33" draw:text-style-name="P3" draw:layer="layout" svg:x1="28.102cm" svg:y1="6.506cm" svg:x2="21.222cm" svg:y2="4.624cm" draw:start-shape="id72" draw:start-glue-point="5" draw:end-shape="id69" draw:end-glue-point="9" svg:d="M28102 6506v-941h-6880v-941">
          <text:p text:style-name="P3">STOP_ALREADY_ACTIVE / [1715]</text:p>
        </draw:connector>
        <draw:connector draw:style-name="gr34" draw:text-style-name="P3" draw:layer="layout" draw:line-skew="3.47cm" svg:x1="28.637cm" svg:y1="7.324cm" svg:x2="20.357cm" svg:y2="18.806cm" draw:start-shape="id72" draw:start-glue-point="8" draw:end-shape="id73" draw:end-glue-point="4" svg:d="M28637 7324v9211h-8280v2271">
          <text:p text:style-name="P3">STOP_ACTIVE / [1716]</text:p>
        </draw:connector>
      </draw:page>
      <draw:page draw:name="Signal_IO" draw:style-name="dp1" draw:master-page-name="Default">
        <office:forms form:automatic-focus="false" form:apply-design-mode="false"/>
        <draw:frame draw:style-name="gr2" draw:text-style-name="P9" draw:layer="layout" svg:width="5.138cm" svg:height="1.432cm" svg:x="37.77cm" svg:y="0.305cm">
          <draw:text-box>
            <text:p text:style-name="P8"><text:span text:style-name="T2">Signal_IO</text:span></text:p>
          </draw:text-box>
        </draw:frame>
        <draw:ellipse draw:style-name="_5f_INITIAL_5f_STATE" xml:id="id78" draw:id="id78" draw:layer="layout" svg:width="0.72cm" svg:height="0.609cm" svg:x="31.535cm" svg:y="6.995cm">
          <text:p/>
        </draw:ellipse>
        <draw:rect draw:style-name="gr8" draw:text-style-name="P10" draw:layer="layout" svg:width="9.484cm" svg:height="4.21cm" svg:x="3.462cm" svg:y="22.13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jamInPlace <text:s text:c="15"/>: bool = false</text:span></text:p>
          <text:p text:style-name="P3"><text:span text:style-name="T9"><text:s/></text:span><text:span text:style-name="T9">. myDoor <text:s text:c="19"/>: Door_Model * = 0</text:span></text:p>
          <text:p text:style-name="P3"><text:span text:style-name="T11"><text:s/></text:span><text:span text:style-name="T11">. simulateJam <text:s text:c="14"/>: bool = false</text:span></text:p>
          <text:p text:style-name="P3"><text:span text:style-name="T11"><text:s/></text:span><text:span text:style-name="T11">_____________________________________________________</text:span><text:span text:style-name="T12"> </text:span><text:span text:style-name="T11"><text:line-break/></text:span><text:span text:style-name="T11"> </text:span><text:span text:style-name="T11"><text:line-break/></text:span><text:span text:style-name="T11"> . SetMyDoor(myDoor:Door_Model*) : void</text:span></text:p>
        </draw:rect>
        <draw:custom-shape draw:style-name="gr9" draw:text-style-name="P3" xml:id="id80" draw:id="id80" draw:layer="layout" svg:width="3.347cm" svg:height="0.819cm" svg:x="31.721cm" svg:y="3.37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oor_open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79" draw:id="id79" draw:layer="layout" svg:width="3.059cm" svg:height="0.819cm" svg:x="31.851cm" svg:y="10.112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oor_closed</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31.895cm" svg:y1="7.604cm" svg:x2="32.486cm" svg:y2="10.112cm" draw:start-shape="id78" draw:start-glue-point="2" draw:end-shape="id79" draw:end-glue-point="16" svg:d="M31895 7604v1254h591v1254">
          <text:p text:style-name="P3">START / [2000]</text:p>
        </draw:connector>
        <draw:connector draw:style-name="gr35" draw:text-style-name="P3" draw:layer="layout" svg:x1="33.901cm" svg:y1="10.112cm" svg:x2="33.964cm" svg:y2="4.194cm" draw:start-shape="id79" draw:start-glue-point="13" draw:end-shape="id80" draw:end-glue-point="10" svg:d="M33901 10112v-2959h63v-2959">
          <text:p text:style-name="P3">OPEN_DOOR <text:s/>/ [2001]</text:p>
        </draw:connector>
        <draw:custom-shape draw:style-name="gr9" draw:text-style-name="P3" xml:id="id81" draw:id="id81" draw:layer="layout" svg:width="3.157cm" svg:height="0.819cm" svg:x="14.831cm" svg:y="10.078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oor_clos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84" draw:id="id84" draw:layer="layout" svg:width="6.721cm" svg:height="0.819cm" svg:x="2.36cm" svg:y="10.0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Simulating_obstructed_close_1</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3" draw:layer="layout" svg:x1="17.988cm" svg:y1="10.487cm" svg:x2="23.801cm" svg:y2="10.487cm" draw:start-shape="id81" draw:start-glue-point="1" draw:end-shape="id82" draw:end-glue-point="3" svg:d="M17988 10487h5813">
          <text:p text:style-name="P3">TRANSITIONED <text:s/>/ [2005]</text:p>
        </draw:connector>
        <draw:custom-shape draw:style-name="gr9" draw:text-style-name="P3" xml:id="id85" draw:id="id85" draw:layer="layout" svg:width="2.759cm" svg:height="0.819cm" svg:x="10.34cm" svg:y="3.37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oor_ope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3" draw:layer="layout" svg:x1="31.721cm" svg:y1="3.785cm" svg:x2="24.177cm" svg:y2="3.785cm" draw:start-shape="id80" draw:start-glue-point="3" draw:end-shape="id83" draw:end-glue-point="1" svg:d="M31721 3785h-7544">
          <text:p text:style-name="P3">TRANSITIONED <text:s/>/ [2002]</text:p>
        </draw:connector>
        <draw:connector draw:style-name="gr7" draw:text-style-name="P3" draw:layer="layout" svg:x1="9.081cm" svg:y1="10.486cm" svg:x2="14.831cm" svg:y2="10.487cm" draw:start-shape="id84" draw:start-glue-point="1" draw:end-shape="id81" draw:end-glue-point="3" svg:d="M9081 10486h2875v1h2875">
          <text:p text:style-name="P3">NOT_OBSTRUCTED <text:s/>/ [2004]</text:p>
        </draw:connector>
        <draw:connector draw:style-name="gr37" draw:text-style-name="P3" draw:layer="layout" svg:x1="10.34cm" svg:y1="3.785cm" svg:x2="6.244cm" svg:y2="10.077cm" draw:start-shape="id85" draw:start-glue-point="3" draw:end-shape="id84" draw:end-glue-point="12" svg:d="M10340 3785h-4096v6292">
          <text:p text:style-name="P3">CLOSE_DOOR <text:s/>/ [2003]</text:p>
        </draw:connector>
        <draw:custom-shape draw:style-name="gr9" draw:text-style-name="P3" xml:id="id86" draw:id="id86" draw:layer="layout" svg:width="3.347cm" svg:height="0.819cm" svg:x="24.197cm" svg:y="19.07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oor_jammed</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3" draw:layer="layout" svg:x1="6.244cm" svg:y1="10.895cm" svg:x2="24.197cm" svg:y2="19.485cm" draw:start-shape="id84" draw:start-glue-point="11" draw:end-shape="id86" draw:end-glue-point="3" svg:d="M6244 10895v8590h17953">
          <text:p text:style-name="P3">JAMMED <text:s/>/ [2006]</text:p>
        </draw:connector>
        <draw:connector draw:style-name="gr7" draw:text-style-name="P3" draw:layer="layout" draw:line-skew="1.705cm" svg:x1="27.544cm" svg:y1="19.485cm" svg:x2="35.068cm" svg:y2="3.785cm" draw:start-shape="id86" draw:start-glue-point="1" draw:end-shape="id80" draw:end-glue-point="1" svg:d="M27544 19485h9730v-15700h-2206">
          <text:p text:style-name="P3">OPEN_DOOR <text:s/>/ [2007]</text:p>
        </draw:connector>
        <draw:custom-shape draw:style-name="gr9" draw:text-style-name="P3" xml:id="id83" draw:id="id83" draw:layer="layout" svg:width="3.715cm" svg:height="0.819cm" svg:x="20.462cm" svg:y="3.37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oor_half_ope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3" draw:layer="layout" svg:x1="20.462cm" svg:y1="3.785cm" svg:x2="13.099cm" svg:y2="3.785cm" draw:start-shape="id83" draw:start-glue-point="3" draw:end-shape="id85" draw:end-glue-point="1" svg:d="M20462 3785h-7363">
          <text:p text:style-name="P3">TRANSITIONED <text:s/>/ [2008]</text:p>
        </draw:connector>
        <draw:custom-shape draw:style-name="gr9" draw:text-style-name="P3" xml:id="id82" draw:id="id82" draw:layer="layout" svg:width="4.016cm" svg:height="0.819cm" svg:x="23.801cm" svg:y="10.078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oor_half_closed</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87" draw:id="id87" draw:layer="layout" svg:width="6.721cm" svg:height="0.819cm" svg:x="22.46cm" svg:y="14.5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Simulating_obstructed_close_2</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3" draw:layer="layout" svg:x1="25.809cm" svg:y1="10.897cm" svg:x2="25.82cm" svg:y2="14.577cm" draw:start-shape="id82" draw:start-glue-point="2" draw:end-shape="id87" draw:end-glue-point="0" svg:d="M25809 10897v1840h11v1840">
          <text:p text:style-name="P3">CONTINUE_CLOSING_DOOR <text:s/>/ [2010]</text:p>
        </draw:connector>
        <draw:connector draw:style-name="gr38" draw:text-style-name="P3" draw:layer="layout" svg:x1="25.82cm" svg:y1="15.396cm" svg:x2="25.87cm" svg:y2="19.076cm" draw:start-shape="id87" draw:start-glue-point="2" draw:end-shape="id86" draw:end-glue-point="0" svg:d="M25820 15396v1840h50v1840">
          <text:p text:style-name="P3">JAMMED <text:s/>/ [2011]</text:p>
        </draw:connector>
        <draw:connector draw:style-name="gr7" draw:text-style-name="P3" draw:layer="layout" svg:x1="29.181cm" svg:y1="14.986cm" svg:x2="33.618cm" svg:y2="10.93cm" draw:start-shape="id87" draw:start-glue-point="1" draw:end-shape="id79" draw:end-glue-point="11" svg:d="M29181 14986h4437v-4056">
          <text:p text:style-name="P3">NOT_OBSTRUCTED <text:s/>/ [2009]</text:p>
        </draw:connector>
      </draw:page>
      <draw:page draw:name="Stim_CarButtons" draw:style-name="dp1" draw:master-page-name="Default">
        <office:forms form:automatic-focus="false" form:apply-design-mode="false"/>
        <draw:frame draw:style-name="gr19" draw:text-style-name="P12" draw:layer="layout" svg:width="8.913cm" svg:height="1.462cm" svg:x="33.96cm" svg:y="0.307cm">
          <draw:text-box>
            <text:p text:style-name="P3"><text:span text:style-name="T15">Stim_CarButtons </text:span></text:p>
          </draw:text-box>
        </draw:frame>
        <draw:connector draw:style-name="gr6" draw:text-style-name="P3" draw:layer="layout" svg:x1="14.638cm" svg:y1="6.02cm" svg:x2="14.646cm" svg:y2="8.173cm" draw:start-shape="id88" draw:end-shape="id89" draw:end-glue-point="0" svg:d="M14638 6020v1076h8v1077">
          <text:p text:style-name="P3">START / [1200]</text:p>
        </draw:connector>
        <draw:ellipse draw:style-name="_5f_INITIAL_5f_STATE" xml:id="id88" draw:id="id88" draw:layer="layout" svg:width="0.72cm" svg:height="0.609cm" svg:x="14.278cm" svg:y="5.411cm">
          <text:p/>
        </draw:ellipse>
        <draw:custom-shape draw:style-name="gr14" draw:text-style-name="P11" xml:id="id89" draw:id="id89" draw:layer="layout" svg:width="4.956cm" svg:height="0.819cm" svg:x="12.168cm" svg:y="8.173cm">
          <text:p text:style-name="P3"><text:span text:style-name="T13">Waiting_to_begin_test</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90" draw:id="id90" draw:layer="layout" svg:width="6.001cm" svg:height="0.819cm" svg:x="11.646cm" svg:y="12.674cm">
          <text:p text:style-name="P3"><text:span text:style-name="T13">Ready_to_push_car_button</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4.646cm" svg:y1="8.992cm" svg:x2="14.646cm" svg:y2="12.674cm" draw:start-shape="id89" draw:start-glue-point="2" draw:end-shape="id90" draw:end-glue-point="0" svg:d="M14646 8992v3682">
          <text:p text:style-name="P3">BEGIN_TEST / [1201]</text:p>
        </draw:connector>
        <draw:connector draw:style-name="gr7" draw:text-style-name="P3" draw:layer="layout" draw:line-skew="2.829cm -1.883cm" svg:x1="14.646cm" svg:y1="13.493cm" svg:x2="11.646cm" svg:y2="13.083cm" draw:start-shape="id90" draw:start-glue-point="2" draw:end-shape="id90" draw:end-glue-point="3" svg:d="M14646 13493v3330h-5385v-3740h2385">
          <text:p text:style-name="P3">TIME_TO_PUSH_THE_CAR_BUTTON / [1202]</text:p>
        </draw:connector>
        <draw:custom-shape draw:style-name="gr14" draw:text-style-name="P11" xml:id="id91" draw:id="id91" draw:layer="layout" svg:width="7.534cm" svg:height="0.819cm" svg:x="25.68cm" svg:y="12.675cm">
          <text:p text:style-name="P3"><text:span text:style-name="T13">Car_button_pushing_is_suspend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7.647cm" svg:y1="13.083cm" svg:x2="25.68cm" svg:y2="13.084cm" draw:start-shape="id90" draw:start-glue-point="1" draw:end-shape="id91" draw:end-glue-point="3" svg:d="M17647 13083h4017v1h4016">
          <text:p text:style-name="P3">QUIESCE_TEST / [1203]</text:p>
        </draw:connector>
        <draw:rect draw:style-name="gr8" draw:text-style-name="P10" draw:layer="layout" svg:width="9.484cm" svg:height="3.172cm" svg:x="3.827cm" svg:y="21.226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idleCounter <text:s text:c="15"/>: int = 0</text:span></text:p>
          <text:p text:style-name="P3"><text:span text:style-name="T9"><text:s/></text:span><text:span text:style-name="T9">. nextArrivalTime <text:s text:c="11"/>: unsigned int = 0 </text:span></text:p>
        </draw:rect>
        <draw:custom-shape draw:style-name="gr14" draw:text-style-name="P11" xml:id="id92" draw:id="id92" draw:layer="layout" svg:width="3.474cm" svg:height="0.819cm" svg:x="27.709cm" svg:y="16.476cm">
          <text:p text:style-name="P3"><text:span text:style-name="T13">Test_is_ended</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29.447cm" svg:y1="13.494cm" svg:x2="29.446cm" svg:y2="16.476cm" draw:start-shape="id91" draw:start-glue-point="2" draw:end-shape="id92" svg:d="M29447 13494v1491h-1v1491">
          <text:p text:style-name="P3">END_TEST / [1204]</text:p>
        </draw:connector>
        <draw:connector draw:style-name="gr40" draw:text-style-name="P3" draw:layer="layout" draw:line-skew="-2.996cm 1.319cm" svg:x1="29.447cm" svg:y1="12.675cm" svg:x2="33.214cm" svg:y2="13.084cm" draw:start-shape="id91" draw:start-glue-point="0" draw:end-shape="id91" draw:end-glue-point="1" svg:d="M29447 12675v-3498h5588v3907h-1821">
          <text:p text:style-name="P3">SHOW_CHANGED / [1205]</text:p>
        </draw:connector>
        <draw:connector draw:style-name="gr40" draw:text-style-name="P3" draw:layer="layout" draw:line-skew="-1.091cm 1.319cm" svg:x1="29.447cm" svg:y1="12.675cm" svg:x2="33.214cm" svg:y2="13.084cm" draw:start-shape="id91" draw:start-glue-point="0" draw:end-shape="id91" draw:end-glue-point="1" svg:d="M29447 12675v-1593h5588v2002h-1821">
          <text:p text:style-name="P3">SHOW_UNCHANGED / [1206]</text:p>
        </draw:connector>
      </draw:page>
      <draw:page draw:name="Transfer" draw:style-name="dp1" draw:master-page-name="Default">
        <office:forms form:automatic-focus="false" form:apply-design-mode="false"/>
        <draw:frame draw:style-name="gr19" draw:text-style-name="P12" draw:layer="layout" svg:width="4.468cm" svg:height="1.462cm" svg:x="38.405cm" svg:y="0.308cm">
          <draw:text-box>
            <text:p text:style-name="P3"><text:span text:style-name="T15">Transfer</text:span></text:p>
          </draw:text-box>
        </draw:frame>
        <draw:connector draw:style-name="gr6" draw:text-style-name="P3" draw:layer="layout" svg:x1="19.702cm" svg:y1="5.735cm" svg:x2="19.701cm" svg:y2="8.416cm" draw:start-shape="id93" draw:start-glue-point="2" draw:end-shape="id94" draw:end-glue-point="0" svg:d="M19702 5735v1340h-1v1341">
          <text:p text:style-name="P3">INITIALIZE(dir) / [1816]</text:p>
        </draw:connector>
        <draw:ellipse draw:style-name="_5f_INITIAL_5f_STATE" xml:id="id104" draw:id="id104" draw:layer="layout" svg:width="0.72cm" svg:height="0.609cm" svg:x="19.355cm" svg:y="2.312cm">
          <text:p/>
        </draw:ellipse>
        <draw:connector draw:style-name="gr41" draw:text-style-name="P3" draw:layer="layout" svg:x1="19.701cm" svg:y1="9.235cm" svg:x2="19.702cm" svg:y2="13.316cm" draw:start-shape="id94" draw:start-glue-point="2" draw:end-shape="id95" draw:end-glue-point="0" svg:d="M19701 9235v2040h1v2041">
          <text:p text:style-name="P3">DISPATCH_CABIN / [1805]</text:p>
        </draw:connector>
        <draw:rect draw:style-name="gr8" draw:text-style-name="P10" draw:layer="layout" svg:width="10.736cm" svg:height="5.08cm" svg:x="1.575cm" svg:y="21.26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11"> . callInProgress <text:s text:c="8"/>: bool = false </text:span></text:p>
          <text:p text:style-name="P3"><text:span text:style-name="T9"><text:s/></text:span><text:span text:style-name="T9">. destination <text:s text:c="11"/>: char = blank</text:span></text:p>
          <text:p text:style-name="P3"><text:span text:style-name="T9"><text:s/></text:span><text:span text:style-name="T9">. myCabin <text:s text:c="15"/>: Cabin_Model * = 0</text:span></text:p>
          <text:p text:style-name="P3"><text:span text:style-name="T9"><text:s/></text:span><text:span text:style-name="T9">. shaft <text:s text:c="17"/>: char = blank</text:span></text:p>
          <text:p text:style-name="P3"><text:span text:style-name="T11"><text:s/></text:span><text:span text:style-name="T11">_____________________________________________________</text:span><text:span text:style-name="T12"> </text:span><text:span text:style-name="T11"><text:line-break/></text:span><text:span text:style-name="T11"/></text:p>
          <text:p text:style-name="P3"><text:span text:style-name="T11"><text:s/></text:span><text:span text:style-name="T11">. Change_Destination(newDest:char) <text:s text:c="13"/>: void</text:span></text:p>
          <text:p text:style-name="P3"><text:span text:style-name="T11"><text:s/></text:span><text:span text:style-name="T11">. GetDestination() <text:s text:c="29"/>: char</text:span></text:p>
          <text:p text:style-name="P3"><text:span text:style-name="T11"><text:s/></text:span><text:span text:style-name="T11">. GetCallInProgress() <text:s text:c="26"/>: bool</text:span></text:p>
          <text:p text:style-name="P3"><text:span text:style-name="T11"><text:s/></text:span><text:span text:style-name="T11">. Init(dest:char,shaft:char,cabin:Cabin_Model*) : void</text:span></text:p>
        </draw:rect>
        <draw:custom-shape draw:style-name="gr14" draw:text-style-name="P11" xml:id="id96" draw:id="id96" draw:layer="layout" svg:width="5.802cm" svg:height="0.819cm" svg:x="31.298cm" svg:y="8.415cm">
          <text:p text:style-name="P3"><text:span text:style-name="T13">Updating_cabin_stationary</text:spa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21.938cm" svg:y1="8.825cm" svg:x2="31.298cm" svg:y2="8.824cm" draw:start-shape="id94" draw:start-glue-point="1" draw:end-shape="id96" draw:end-glue-point="3" svg:d="M21938 8825h4680v-1h4680">
          <text:p text:style-name="P3">UPDATE(newDest) / [1801]</text:p>
        </draw:connector>
        <draw:connector draw:style-name="gr11" draw:text-style-name="P3" draw:layer="layout" draw:line-skew="-0.296cm" svg:x1="34.199cm" svg:y1="8.415cm" svg:x2="21.706cm" svg:y2="8.416cm" draw:start-shape="id96" draw:start-glue-point="0" draw:end-shape="id94" draw:end-glue-point="6" svg:d="M34199 8415v-798h-12493v799">
          <text:p text:style-name="P3">UPDATE_SUCCEEDED / [1802]</text:p>
        </draw:connector>
        <draw:custom-shape draw:style-name="gr9" draw:text-style-name="P3" xml:id="id94" draw:id="id94" draw:layer="layout" svg:width="4.473cm" svg:height="0.819cm" svg:x="17.465cm" svg:y="8.4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for_service</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97" draw:id="id97" draw:layer="layout" svg:width="5.73cm" svg:height="0.819cm" svg:x="3.837cm" svg:y="13.3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Canceling_for_emergency</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7.396cm" svg:y1="13.725cm" svg:x2="9.567cm" svg:y2="13.725cm" draw:start-shape="id95" draw:start-glue-point="3" draw:end-shape="id97" draw:end-glue-point="1" svg:d="M17396 13725h-7829">
          <text:p text:style-name="P3">E_CANCEL / [1804]</text:p>
        </draw:connector>
        <draw:connector draw:style-name="gr11" draw:text-style-name="P3" draw:layer="layout" svg:x1="17.465cm" svg:y1="8.825cm" svg:x2="6.702cm" svg:y2="13.316cm" draw:start-shape="id94" draw:start-glue-point="3" draw:end-shape="id97" draw:end-glue-point="0" svg:d="M17465 8825h-10763v4491">
          <text:p text:style-name="P3">E_CANCEL / [1803]</text:p>
        </draw:connector>
        <draw:custom-shape draw:style-name="gr9" draw:text-style-name="P3" xml:id="id95" draw:id="id95" draw:layer="layout" svg:width="4.613cm" svg:height="0.819cm" svg:x="17.396cm" svg:y="13.3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Service_in_progress</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01" draw:id="id101" draw:layer="layout" svg:width="7.504cm" svg:height="0.819cm" svg:x="30.452cm" svg:y="12.0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Requesting_change_to_destina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draw:line-skew="-2.871cm" svg:x1="21.706cm" svg:y1="9.234cm" svg:x2="21.786cm" svg:y2="17.925cm" draw:start-shape="id94" draw:start-glue-point="9" draw:end-shape="id98" draw:end-glue-point="1" svg:d="M21706 9234v1270h582v7421h-502">
          <text:p text:style-name="P3">CABIN_AT_DESTINATION / [1809]</text:p>
        </draw:connector>
        <draw:custom-shape draw:style-name="gr9" draw:text-style-name="P3" xml:id="id98" draw:id="id98" draw:layer="layout" svg:width="4.164cm" svg:height="0.819cm" svg:x="17.622cm" svg:y="17.5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Clearing_requests</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3" draw:layer="layout" svg:x1="19.702cm" svg:y1="14.135cm" svg:x2="19.704cm" svg:y2="17.516cm" draw:start-shape="id95" draw:start-glue-point="2" draw:end-shape="id98" draw:end-glue-point="0" svg:d="M19702 14135v1690h2v1691">
          <text:p text:style-name="P3">CABIN_AT_DESTINATION / [1806]</text:p>
        </draw:connector>
        <draw:custom-shape draw:style-name="gr9" draw:text-style-name="P3" xml:id="id99" draw:id="id99" draw:layer="layout" svg:width="4.261cm" svg:height="0.819cm" svg:x="17.575cm" svg:y="21.2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Checking_for_hold</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00" draw:id="id100" draw:layer="layout" svg:width="2.191cm" svg:height="0.819cm" svg:x="18.61cm" svg:y="24.7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Delet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9.705cm" svg:y1="22.035cm" svg:x2="19.705cm" svg:y2="24.716cm" draw:start-shape="id99" draw:start-glue-point="2" draw:end-shape="id100" draw:end-glue-point="0" svg:d="M19705 22035v2681">
          <text:p text:style-name="P3">DELETE / [1808]</text:p>
        </draw:connector>
        <draw:connector draw:style-name="gr6" draw:text-style-name="P3" draw:layer="layout" svg:x1="19.704cm" svg:y1="18.335cm" svg:x2="19.705cm" svg:y2="21.216cm" draw:start-shape="id98" draw:start-glue-point="2" draw:end-shape="id99" draw:end-glue-point="0" svg:d="M19704 18335v1440h1v1441">
          <text:p text:style-name="P3">SERVICED(dir) / [1807]</text:p>
        </draw:connector>
        <draw:custom-shape draw:style-name="gr9" draw:text-style-name="P3" xml:id="id102" draw:id="id102" draw:layer="layout" svg:width="5.316cm" svg:height="0.819cm" svg:x="31.547cm" svg:y="14.4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Updating_cabin_mov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3" draw:layer="layout" svg:x1="21.343cm" svg:y1="13.316cm" svg:x2="30.452cm" svg:y2="12.425cm" draw:start-shape="id95" draw:start-glue-point="4" draw:end-shape="id101" draw:end-glue-point="3" svg:d="M21343 13316v-891h9109">
          <text:p text:style-name="P3">UPDATE(newDest) / [1810]</text:p>
        </draw:connector>
        <draw:connector draw:style-name="gr11" draw:text-style-name="P3" draw:layer="layout" svg:x1="34.204cm" svg:y1="12.016cm" svg:x2="20.916cm" svg:y2="13.316cm" draw:start-shape="id101" draw:start-glue-point="0" draw:end-shape="id95" draw:end-glue-point="5" svg:d="M34204 12016v-502h-13288v1802">
          <text:p text:style-name="P3">UPDATE_REQUESTED / [1811]</text:p>
        </draw:connector>
        <draw:connector draw:style-name="gr43" draw:text-style-name="P3" draw:layer="layout" svg:x1="21.343cm" svg:y1="14.134cm" svg:x2="31.547cm" svg:y2="14.825cm" draw:start-shape="id95" draw:start-glue-point="8" draw:end-shape="id102" draw:end-glue-point="3" svg:d="M21343 14134v691h10204">
          <text:p text:style-name="P3">CABIN_REDIRECTED(updatedDest) / [1812]</text:p>
        </draw:connector>
        <draw:connector draw:style-name="gr17" draw:text-style-name="P3" draw:layer="layout" svg:x1="34.205cm" svg:y1="15.235cm" svg:x2="20.916cm" svg:y2="14.134cm" draw:start-shape="id102" draw:start-glue-point="2" draw:end-shape="id95" draw:end-glue-point="7" svg:d="M34205 15235v501h-13289v-1602">
          <text:p text:style-name="P3">UPDATE_SUCCEEDED / [1813]</text:p>
        </draw:connector>
        <draw:custom-shape draw:style-name="gr9" draw:text-style-name="P3" xml:id="id103" draw:id="id103" draw:layer="layout" svg:width="5.438cm" svg:height="0.819cm" svg:x="31.487cm" svg:y="21.2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Holding_for_cleared_call</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 draw:layer="layout" svg:x1="21.836cm" svg:y1="21.625cm" svg:x2="31.487cm" svg:y2="21.625cm" draw:start-shape="id99" draw:start-glue-point="1" draw:end-shape="id103" draw:end-glue-point="3" svg:d="M21836 21625h9651">
          <text:p text:style-name="P3">HOLD_FOR_CALL / [1814]</text:p>
        </draw:connector>
        <draw:connector draw:style-name="gr44" draw:text-style-name="P3" draw:layer="layout" svg:x1="34.206cm" svg:y1="22.035cm" svg:x2="20.801cm" svg:y2="25.125cm" draw:start-shape="id103" draw:start-glue-point="2" draw:end-shape="id100" draw:end-glue-point="1" svg:d="M34206 22035v3090h-13405">
          <text:p text:style-name="P3">DOOR_CLOSED / [1815]</text:p>
        </draw:connector>
        <draw:custom-shape draw:style-name="gr9" draw:text-style-name="P3" xml:id="id93" draw:id="id93" draw:layer="layout" svg:width="4.486cm" svg:height="0.819cm" svg:x="17.459cm" svg:y="4.916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Waiting_to_initialize</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9.715cm" svg:y1="2.921cm" svg:x2="19.702cm" svg:y2="4.916cm" draw:start-shape="id104" draw:start-glue-point="2" draw:end-shape="id93" draw:end-glue-point="0" svg:d="M19715 2921v997h-13v998">
          <text:p text:style-name="P3">START / [1800]</text:p>
        </draw:connector>
      </draw:page>
      <draw:page draw:name="Transport" draw:style-name="dp1" draw:master-page-name="Default">
        <office:forms form:automatic-focus="false" form:apply-design-mode="false"/>
        <draw:frame draw:style-name="gr2" draw:text-style-name="P9" draw:layer="layout" svg:width="5.138cm" svg:height="1.432cm" svg:x="37.77cm" svg:y="0.305cm">
          <draw:text-box>
            <text:p text:style-name="P8"><text:span text:style-name="T2">Transport</text:span></text:p>
          </draw:text-box>
        </draw:frame>
        <draw:connector draw:style-name="gr6" draw:text-style-name="P3" draw:layer="layout" svg:x1="15.6cm" svg:y1="3.81cm" svg:x2="15.593cm" svg:y2="5.777cm" draw:start-shape="id105" draw:end-shape="id106" draw:end-glue-point="0" svg:d="M15600 3810v983h-7v984">
          <text:p text:style-name="P3">START / [1900]</text:p>
        </draw:connector>
        <draw:ellipse draw:style-name="_5f_INITIAL_5f_STATE" xml:id="id105" draw:id="id105" draw:layer="layout" svg:width="0.72cm" svg:height="0.609cm" svg:x="15.24cm" svg:y="3.201cm">
          <text:p/>
        </draw:ellipse>
        <draw:rect draw:style-name="gr8" draw:text-style-name="P10" draw:layer="layout" svg:width="9.484cm" svg:height="5.948cm" svg:x="2.062cm" svg:y="20.327cm">
          <text:p text:style-name="P3"><text:span text:style-name="T9"><text:s/></text:span><text:span text:style-name="T9">Local Variables</text:span><text:span text:style-name="T10"> </text:span><text:span text:style-name="T9"><text:line-break/></text:span><text:span text:style-name="T9"> _____________________________________________________</text:span><text:span text:style-name="T10"> </text:span><text:span text:style-name="T9"><text:line-break/></text:span><text:span text:style-name="T9"> </text:span><text:span text:style-name="T9"><text:line-break/></text:span><text:span text:style-name="T9"> . currentFloor <text:s text:c="12"/>: char = blank</text:span></text:p>
          <text:p text:style-name="P3"><text:span text:style-name="T9"><text:s/></text:span><text:span text:style-name="T9">. currentPosition <text:s text:c="9"/>: double = 0.0</text:span></text:p>
          <text:p text:style-name="P3"><text:span text:style-name="T9"><text:s/></text:span><text:span text:style-name="T9">. destFloor <text:s text:c="15"/>: char = blank</text:span></text:p>
          <text:p text:style-name="P3"><text:span text:style-name="T9"><text:s/></text:span><text:span text:style-name="T9">. destPosition <text:s text:c="12"/>: double = 0.0</text:span></text:p>
          <text:p text:style-name="P3"><text:span text:style-name="T9"><text:s/></text:span><text:span text:style-name="T9">. dirScale <text:s text:c="16"/>: int = 0</text:span></text:p>
          <text:p text:style-name="P3"><text:span text:style-name="T11"><text:s/></text:span><text:span text:style-name="T11">. myCabin <text:s text:c="17"/>: Cabin_Model * = 0</text:span></text:p>
          <text:p text:style-name="P3"><text:span text:style-name="T9"><text:s/></text:span><text:span text:style-name="T9">. transitDistance <text:s text:c="9"/>: double = 0.0</text:span></text:p>
          <text:p text:style-name="P3"><text:span text:style-name="T11"><text:s/></text:span><text:span text:style-name="T11">. transitTime <text:s text:c="13"/>: int = 0</text:span></text:p>
          <text:p text:style-name="P3"><text:span text:style-name="T11"><text:s/></text:span><text:span text:style-name="T11">_____________________________________________________</text:span><text:span text:style-name="T14"> </text:span><text:span text:style-name="T11"><text:line-break/></text:span><text:span text:style-name="T11"> </text:span><text:span text:style-name="T11"><text:line-break/></text:span><text:span text:style-name="T11"> . GetMyCabin() <text:s text:c="12"/>: Cabin_Model*</text:span></text:p>
          <text:p text:style-name="P3"><text:span text:style-name="T11"><text:s/></text:span><text:span text:style-name="T11">. GoToFloor(dest:char) <text:s text:c="4"/>: bool</text:span></text:p>
          <text:p text:style-name="P3"><text:span text:style-name="T11"><text:s/></text:span><text:span text:style-name="T11">. SetMyCabin(myCabin:Cabin_Model*) : void</text:span></text:p>
        </draw:rect>
        <draw:connector draw:style-name="gr6" draw:text-style-name="P3" draw:layer="layout" svg:x1="15.594cm" svg:y1="9.796cm" svg:x2="15.6cm" svg:y2="12.277cm" draw:start-shape="id107" draw:start-glue-point="2" draw:end-shape="id108" draw:end-glue-point="0" svg:d="M15594 9796v1240h6v1241">
          <text:p text:style-name="P3">GO_TO_FLOOR(dest) / [1902]</text:p>
        </draw:connector>
        <draw:connector draw:style-name="gr45" draw:text-style-name="P3" draw:layer="layout" svg:x1="15.593cm" svg:y1="6.596cm" svg:x2="15.594cm" svg:y2="8.977cm" draw:start-shape="id106" draw:start-glue-point="2" draw:end-shape="id107" draw:end-glue-point="0" svg:d="M15593 6596v1190h1v1191">
          <text:p text:style-name="P3">INITIALIZED / [1901]</text:p>
        </draw:connector>
        <draw:custom-shape draw:style-name="gr9" draw:text-style-name="P3" xml:id="id106" draw:id="id106" draw:layer="layout" svg:width="2.509cm" svg:height="0.819cm" svg:x="14.339cm" svg:y="5.7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Initializing</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07" draw:id="id107" draw:layer="layout" svg:width="2.555cm" svg:height="0.819cm" svg:x="14.317cm" svg:y="8.9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Stationary</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08" draw:id="id108" draw:layer="layout" svg:width="6.374cm" svg:height="0.819cm" svg:x="12.413cm" svg:y="12.2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Initializing_move_coordinates</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09" draw:id="id109" draw:layer="layout" svg:width="5.04cm" svg:height="0.819cm" svg:x="13.081cm" svg:y="17.6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Simulating_move_time</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15.6cm" svg:y1="13.096cm" svg:x2="15.601cm" svg:y2="17.677cm" draw:start-shape="id108" draw:start-glue-point="2" draw:end-shape="id109" draw:end-glue-point="0" svg:d="M15600 13096v2290h1v2291">
          <text:p text:style-name="P3">TIME_TO_PASS_FLOOR / [1903]</text:p>
        </draw:connector>
        <draw:connector draw:style-name="gr46" draw:text-style-name="P3" draw:layer="layout" draw:line-skew="-3.292cm" svg:x1="13.081cm" svg:y1="18.086cm" svg:x2="14.317cm" svg:y2="9.386cm" draw:start-shape="id109" draw:start-glue-point="3" draw:end-shape="id107" draw:end-glue-point="3" svg:d="M13081 18086h-3793v-8700h5029">
          <text:p text:style-name="P3">DONE / [1904]</text:p>
        </draw:connector>
        <draw:custom-shape draw:style-name="gr9" draw:text-style-name="P3" xml:id="id111" draw:id="id111" draw:layer="layout" svg:width="4.723cm" svg:height="0.819cm" svg:x="29.74cm" svg:y="17.6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Updating_destination</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xml:id="id110" draw:id="id110" draw:layer="layout" svg:width="3.47cm" svg:height="0.819cm" svg:x="28.126cm" svg:y="12.2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Going_to_floor</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8.787cm" svg:y1="12.686cm" svg:x2="28.126cm" svg:y2="12.686cm" draw:start-shape="id108" draw:start-glue-point="1" draw:end-shape="id110" draw:end-glue-point="3" svg:d="M18787 12686h9339">
          <text:p text:style-name="P3">GO_TO_FLOOR(dest) / [1905]</text:p>
        </draw:connector>
        <draw:connector draw:style-name="gr6" draw:text-style-name="P3" draw:layer="layout" svg:x1="30.131cm" svg:y1="13.095cm" svg:x2="31.158cm" svg:y2="17.677cm" draw:start-shape="id110" draw:start-glue-point="11" draw:end-shape="id111" draw:end-glue-point="15" svg:d="M30131 13095v2291h1027v2291">
          <text:p text:style-name="P3">CT_GO_TO_FLOOR(dest) / [1906]</text:p>
        </draw:connector>
        <draw:connector draw:style-name="gr7" draw:text-style-name="P3" draw:layer="layout" svg:x1="29.74cm" svg:y1="18.086cm" svg:x2="18.121cm" svg:y2="18.086cm" draw:start-shape="id111" draw:start-glue-point="3" draw:end-shape="id109" draw:end-glue-point="1" svg:d="M29740 18086h-11619">
          <text:p text:style-name="P3">TIME_TO_PASS_FLOOR / [1907]</text:p>
        </draw:connector>
        <draw:connector draw:style-name="gr47" draw:text-style-name="P3" draw:layer="layout" draw:line-skew="1.327cm" svg:x1="15.601cm" svg:y1="18.496cm" svg:x2="14.595cm" svg:y2="18.495cm" draw:start-shape="id109" draw:start-glue-point="2" draw:end-shape="id109" draw:end-glue-point="22" svg:d="M15601 18496v1828h-1006v-1829">
          <text:p text:style-name="P3">TIME_TO_PASS_FLOOR / [1908]</text:p>
        </draw:connector>
        <draw:custom-shape draw:style-name="gr9" draw:text-style-name="P3" xml:id="id112" draw:id="id112" draw:layer="layout" svg:width="5.447cm" svg:height="0.819cm" svg:x="29.378cm" svg:y="8.977cm">
          <draw:glue-point draw:id="4" svg:x="3.558cm" svg:y="-5.004cm"/>
          <draw:glue-point draw:id="5" svg:x="2.632cm" svg:y="-5.004cm"/>
          <draw:glue-point draw:id="6" svg:x="4.484cm" svg:y="-5.004cm"/>
          <draw:glue-point draw:id="7" svg:x="2.632cm" svg:y="5.004cm"/>
          <draw:glue-point draw:id="8" svg:x="3.558cm" svg:y="5.004cm"/>
          <draw:glue-point draw:id="9" svg:x="4.484cm" svg:y="5.004cm"/>
          <draw:glue-point draw:id="10" svg:x="1.706cm" svg:y="5.004cm"/>
          <draw:glue-point draw:id="11" svg:x="0.78cm" svg:y="5.004cm"/>
          <draw:glue-point draw:id="12" svg:x="0.78cm" svg:y="-5.004cm"/>
          <draw:glue-point draw:id="13" svg:x="1.706cm" svg:y="-5.004cm"/>
          <draw:glue-point draw:id="14" svg:x="-1.071cm" svg:y="-5.004cm"/>
          <draw:glue-point draw:id="15" svg:x="-1.997cm" svg:y="-5.004cm"/>
          <draw:glue-point draw:id="16" svg:x="-2.924cm" svg:y="-5.004cm"/>
          <draw:glue-point draw:id="17" svg:x="-3.85cm" svg:y="-5.004cm"/>
          <draw:glue-point draw:id="18" svg:x="-4.776cm" svg:y="-5.004cm"/>
          <draw:glue-point draw:id="19" svg:x="-4.776cm" svg:y="5.004cm"/>
          <draw:glue-point draw:id="20" svg:x="-3.85cm" svg:y="5.004cm"/>
          <draw:glue-point draw:id="21" svg:x="-2.924cm" svg:y="5.004cm"/>
          <draw:glue-point draw:id="22" svg:x="-1.997cm" svg:y="5.004cm"/>
          <draw:glue-point draw:id="23" svg:x="-1.071cm" svg:y="5.004cm"/>
          <draw:glue-point draw:id="24" svg:x="-1.999cm" svg:y="-5.004cm"/>
          <text:p text:style-name="P3">Making_quick_safe_stop</text:p>
          <draw:enhanced-geometry svg:viewBox="0 0 21600 21600" draw:path-stretchpoint-x="10800" draw:path-stretchpoint-y="10800" draw:text-areas="?f3 ?f4 ?f5 ?f6" draw:type="round-rectangle" draw:modifiers="3152.66272189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3" draw:layer="layout" svg:x1="33.781cm" svg:y1="17.677cm" svg:x2="34.039cm" svg:y2="9.795cm" draw:start-shape="id111" draw:start-glue-point="4" draw:end-shape="id112" draw:end-glue-point="8" svg:d="M33781 17677v-3941h258v-3941">
          <text:p text:style-name="P3">QUICK_STOP / [1909]</text:p>
        </draw:connector>
        <draw:connector draw:style-name="gr49" draw:text-style-name="P3" draw:layer="layout" svg:x1="18.458cm" svg:y1="12.277cm" svg:x2="29.378cm" svg:y2="9.386cm" draw:start-shape="id108" draw:start-glue-point="6" draw:end-shape="id112" draw:end-glue-point="3" svg:d="M18458 12277v-2891h10920">
          <text:p text:style-name="P3">QUICK_STOP / [1910]</text:p>
        </draw:connector>
        <draw:connector draw:style-name="gr24" draw:text-style-name="P3" draw:layer="layout" draw:line-skew="-1.112cm" svg:x1="17.86cm" svg:y1="17.677cm" svg:x2="28.526cm" svg:y2="13.095cm" draw:start-shape="id109" draw:start-glue-point="6" draw:end-shape="id110" draw:end-glue-point="20" svg:d="M17860 17677v-3403h10666v-1179">
          <text:p text:style-name="P3">GO_TO_FLOOR(dest) / [1911]</text:p>
        </draw:connector>
        <draw:connector draw:style-name="gr17" draw:text-style-name="P3" draw:layer="layout" svg:x1="17.394cm" svg:y1="18.495cm" svg:x2="34.825cm" svg:y2="9.386cm" draw:start-shape="id109" draw:start-glue-point="8" draw:end-shape="id112" draw:end-glue-point="1" svg:d="M17394 18495v502h17932v-9611h-501">
          <text:p text:style-name="P3">QUICK_STOP / [1912]</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000000" draw:end-color="#ffffff" draw:start-intensity="100%" draw:end-intensity="100%" draw:angle="0" draw:border="0%"/>
    <draw:gradient draw:name="Gradient_20_9" draw:display-name="Gradient 9" draw:style="linear" draw:start-color="#99ccff" draw:end-color="#ffffff" draw:start-intensity="100%" draw:end-intensity="100%" draw:angle="0" draw:border="0%"/>
    <draw:gradient draw:name="Title_20_Block_20__28_state_20_machines_29_" draw:display-name="Title Block (state machines)" draw:style="linear" draw:start-color="#c0c0c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opacity draw:name="Transparency_20_1" draw:display-name="Transparency 1" draw:style="linear" draw:start="100%" draw:end="0%" draw:angle="0" draw:border="0%"/>
    <draw:marker draw:name="Arrow" svg:viewBox="0 0 20 30" svg:d="M10 0l-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_5f_CLASS" style:display-name="_CLASS"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gradient" draw:fill-color="#99ccff" draw:secondary-fill-color="#99ccff" draw:fill-gradient-name="Gradient_20_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3.01cm" fo:min-width="13.41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_5f_CLASS" style:display-name="_CLAS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12.6000003814697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_5f_TRANSITION" style:display-name="_TRANSITION" style:family="graphic" style:parent-style-name="standard">
      <style:graphic-properties draw:stroke="solid" draw:stroke-dash="Dash_20_2" svg:stroke-width="0.025cm" svg:stroke-color="#000000" draw:marker-start-width="0.237cm" draw:marker-start-center="false" draw:marker-end="Arrow" draw:marker-end-width="0.237cm" draw:marker-end-center="false" svg:stroke-opacity="100%" draw:stroke-linejoin="round" draw:fill="solid" draw:fill-color="#99ccff"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bottom" draw:auto-grow-height="true" draw:auto-grow-width="false" draw:fit-to-size="false" draw:fit-to-contour="false" fo:max-height="0cm" fo:max-width="0cm" fo:min-height="0cm" fo:min-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text:list-style style:name="_5f_TRANSITION" style:display-name="_TRANSI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2cm" fo:margin-bottom="0cm" fo:line-height="100%" fo:text-align="start" fo:text-indent="0cm" style:text-autospace="none" style:punctuation-wrap="simple" style:line-break="strict">
        <style:tab-stops/>
      </style:paragraph-properties>
      <style:text-properties fo:color="#000080" style:text-outline="false" style:text-line-through-style="none" style:text-position="0% 100%" fo:font-family="'Arial Narrow'" style:font-family-generic="swiss"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false" style:font-family-asian="'Courier New'" style:font-family-generic-asian="modern" style:font-pitch-asian="fixed" style:font-size-asian="10pt" style:language-asian="zxx" style:country-asian="none" style:font-style-asian="normal" style:font-weight-asian="normal" style:font-family-complex="'Courier New'" style:font-family-generic-complex="modern" style:font-pitch-complex="fixed" style:font-size-complex="10pt" style:language-complex="zxx" style:country-complex="none" style:font-style-complex="normal" style:font-weight-complex="normal" style:text-emphasize="none" style:text-scale="100%" style:font-relief="none" fo:hyphenate="false"/>
    </style:style>
    <style:style style:name="_5f_LOCAL_5f_VARIABLE_5f_BLOCK" style:display-name="_LOCAL_VARIABLE_BLOCK"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e6ff00"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_5f_LOCAL_5f_VARIABLE_5f_BLOCK" style:display-name="_LOCAL_VARIABLE_BLOCK">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tab-stops/>
      </style:paragraph-properties>
      <style:text-properties style:use-window-font-color="true" style:text-outline="false" style:text-line-through-style="none" style:text-position="0% 100%" fo:font-family="'Lucida Console'" style:font-family-generic="modern" style:font-pitch="fixed" fo:font-size="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_5f_PIGTAIL" style:display-name="_PIGTAIL" style:family="graphic" style:parent-style-name="_5f_TRANSITION">
      <style:graphic-properties draw:stroke="dash" draw:stroke-dash="Ultrafine_20_2_20_Dots_20_3_20_Dashes" draw:marker-end="Arrow"/>
      <style:paragraph-properties fo:margin-left="0cm" fo:margin-right="0cm" fo:text-indent="0cm"/>
    </style:style>
    <style:style style:name="_5f_FLYING_5f_DUCK" style:display-name="_FLYING_DUCK" style:family="graphic" style:parent-style-name="_5f_TRANSITION">
      <style:graphic-properties draw:stroke="solid" draw:stroke-dash="_32__20_Dots_20_1_20_Dash" svg:stroke-width="0.102cm" svg:stroke-color="#ff0000" draw:marker-start-width="0.356cm" draw:marker-start-center="false" draw:marker-end="Arrow" draw:marker-end-width="0.356cm" draw:marker-end-center="false" svg:stroke-opacity="100%" draw:stroke-linejoin="none" draw:fill="solid" draw:fill-color="#99ccff"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false" draw:fit-to-size="false" draw:fit-to-contour="false" fo:max-height="0cm" fo:max-width="0cm" fo:min-height="0cm" fo:min-width="0cm" fo:padding-top="0.051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text:list-style style:name="_5f_FLYING_5f_DUCK" style:display-name="_FLYING_DUCK">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00080" style:text-outline="false" style:text-line-through-style="none" style:text-position="0% 100%" fo:font-family="'Century Gothic'" style:font-family-generic="swiss"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_5f_INITIAL_5f_STATE" style:display-name="_INITIAL_STATE" style:family="graphic" style:parent-style-name="standard">
      <style:graphic-properties draw:fill="solid" draw:fill-color="#3deb3d" draw:textarea-horizontal-align="center" draw:textarea-vertical-align="middle"/>
      <style:paragraph-properties fo:text-align="center"/>
    </style:style>
    <style:style style:name="_5f_TITLE_5f_BLOCK" style:display-name="_TITLE_BLOCK"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gradient" draw:fill-color="#ccccff" draw:secondary-fill-color="#99ccff" draw:fill-gradient-name="Title_20_Block_20__28_state_20_machines_29_" draw:gradient-step-count="0" draw:fill-hatch-name="Black_20_0_20_Degrees" draw:fill-hatch-solid="false" draw:fill-image-name="Marble" draw:opacity="100%" draw:opacity-name="Transparency_20_1"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765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_5f_TITLE_5f_BLOCK" style:display-name="_TITLE_BLOCK">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none" style:punctuation-wrap="simple" style:line-break="strict">
        <style:tab-stops/>
      </style:paragraph-properties>
      <style:text-properties style:use-window-font-color="true" style:text-outline="false" style:text-line-through-style="none" style:text-position="0% 100%" fo:font-family="'Century Gothic'" style:font-family-generic="swiss" style:font-pitch="variable" fo:font-size="40pt" fo:letter-spacing="normal" fo:language="en" fo:country="US" fo:font-style="normal" fo:text-shadow="none" style:text-underline-style="none" fo:font-weight="bold" style:text-underline-mode="continuous" style:text-overline-mode="continuous" style:text-line-through-mode="continuous" style:letter-kerning="false" style:font-family-asian="'Courier New'" style:font-family-generic-asian="modern" style:font-pitch-asian="fixed" style:font-size-asian="10pt" style:language-asian="zxx" style:country-asian="none" style:font-style-asian="normal" style:font-weight-asian="normal" style:font-family-complex="'Courier New'" style:font-family-generic-complex="modern" style:font-pitch-complex="fixed" style:font-size-complex="10pt" style:language-complex="zxx" style:country-complex="none" style:font-style-complex="normal" style:font-weight-complex="normal" style:text-emphasize="none" style:text-scale="100%" style:font-relief="none" fo:hyphenate="false"/>
    </style:style>
  </office:styles>
  <office:automatic-styles>
    <style:page-layout style:name="PM0">
      <style:page-layout-properties fo:margin-top="0.305cm" fo:margin-bottom="0.305cm" fo:margin-left="0.305cm" fo:margin-right="0.305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0$Win32 OpenOffice.org_project/4110m2$Build-9807</meta:generator>
    <meta:creation-date>2006-08-04T14:35:40</meta:creation-date>
    <dc:creator>Cary Campbell</dc:creator>
    <dc:date>2015-02-26T21:49:57</dc:date>
    <meta:printed-by>Cary Campbell</meta:printed-by>
    <meta:print-date>2007-05-09T09:52:18</meta:print-date>
    <dc:language>en-US</dc:language>
    <meta:editing-cycles>251</meta:editing-cycles>
    <meta:editing-duration>P46DT16H59M40S</meta:editing-duration>
    <dc:description>This software is copyrighted © 2007 - 2015 by Codecraft, Inc.  

The following terms apply to all files associated with the software 
unless explicitly disclaimed in individual files.

The authors hereby grant permission to use, copy, modify, distribute, and license this software and its documentation for any purpose, provided that existing copyright notices are retained in all copies and that this notice is included verbatim in any distributions. No written agreement, license, or royalty fee is required for any of the authorized uses.  Modifications to this software may be copyrighted by their authors and need not follow the licensing terms described here, provided that the new terms are clearly indicated on the first page of each file where they apply.

IN NO EVENT SHALL THE AUTHORS OR DISTRIBUTORS BE LIABLE TO ANY PARTY FOR DIRECT, INDIRECT, SPECIAL, INCIDENTAL, OR CONSEQUENTIAL DAMAGES ARISING OUT OF THE USE OF THIS SOFTWARE, ITS DOCUMENTATION, OR ANY DERIVATIVES THEREOF, EVEN IF THE AUTHORS HAVE BEEN ADVISED OF THE POSSIBILITY OF SUCH DAMAGE.

THE AUTHORS AND DISTRIBUTORS SPECIFICALLY DISCLAIM ANY WARRANTIES, INCLUDING, BUT NOT LIMITED TO, THE IMPLIED WARRANTIES OF MERCHANTABILITY, FITNESS FOR A PARTICULAR PURPOSE, AND NON-INFRINGEMENT.  THIS SOFTWARE IS PROVIDED ON AN "AS IS" BASIS, AND THE AUTHORS AND DISTRIBUTORS HAVE NO OBLIGATION TO PROVIDE MAINTENANCE, SUPPORT, UPDATES, ENHANCEMENTS, OR MODIFICATIONS.

GOVERNMENT USE: If you are acquiring this software on behalf of the U.S. government, the Government shall have only "Restricted Rights" in the software and related documentation as defined in the Federal Acquisition Regulations (FARs) in Clause 52.227.19 (c) (2).  If you are acquiring the software on behalf of the Department of Defense, the software shall be classified as "Commercial Computer Software" and the Government shall have only "Restricted Rights" as defined in Clause 252.227-7014 (b) (3) of DFARs.  Notwithstanding the foregoing, the authors grant the U.S. Government and others acting in its behalf permission to use and distribute the software in accordance with the terms specified in this license. 

***************************************************************************

ElevatorVerificationTest Model, Version 0.61.

Doesn't yet model:

   -  pushing floor buttons
   -  acceleration / deceleration of the elevator car</dc:description>
    <meta:keyword>automation test random repeatable elevator verification</meta:keyword>
    <dc:subject>Source State Diagrams for EVT RRTGen test</dc:subject>
    <dc:title>Elevator Verification Test Model</dc:title>
    <meta:document-statistic meta:object-count="320"/>
    <meta:user-defined meta:name="Info 1"/>
    <meta:user-defined meta:name="Info 2"/>
    <meta:user-defined meta:name="Info 3"/>
    <meta:user-defined meta:name="Info 4"/>
  </office:meta>
</office:document-meta>
</file>

<file path=Basic/Standard/SMARTGenAutomation.xml><?xml version="1.0" encoding="utf-8"?>
<!DOCTYPE module  PUBLIC '-//OpenOffice.org//DTD OfficeDocument 1.0//EN'  'module.dtd'>
<script:module xmlns:script="http://openoffice.org/2000/script" script:name="SMARTGenAutomation" script:language="StarBasic">REM  *****  BASIC  *****

Sub Main
	msgbox("main runs")
End Sub

public function honk()
	msgbox("honk")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MARTGenAutom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